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6285in" style:rel-column-width="906*"/>
    </style:style>
    <style:style style:name="Table1.B" style:family="table-column">
      <style:table-column-properties style:column-width="0.6292in" style:rel-column-width="907*"/>
    </style:style>
    <style:style style:name="Table1.C" style:family="table-column">
      <style:table-column-properties style:column-width="0.7167in" style:rel-column-width="1033*"/>
    </style:style>
    <style:style style:name="Table1.D" style:family="table-column">
      <style:table-column-properties style:column-width="0.741in" style:rel-column-width="1068*"/>
    </style:style>
    <style:style style:name="Table1.E" style:family="table-column">
      <style:table-column-properties style:column-width="0.5563in" style:rel-column-width="802*"/>
    </style:style>
    <style:style style:name="Table1.F" style:family="table-column">
      <style:table-column-properties style:column-width="0.6757in" style:rel-column-width="974*"/>
    </style:style>
    <style:style style:name="Table1.G" style:family="table-column">
      <style:table-column-properties style:column-width="0.5396in" style:rel-column-width="777*"/>
    </style:style>
    <style:style style:name="Table1.H" style:family="table-column">
      <style:table-column-properties style:column-width="0.6986in" style:rel-column-width="1007*"/>
    </style:style>
    <style:style style:name="Table1.I" style:family="table-column">
      <style:table-column-properties style:column-width="0.5181in" style:rel-column-width="746*"/>
    </style:style>
    <style:style style:name="Table1.J" style:family="table-column">
      <style:table-column-properties style:column-width="0.7951in" style:rel-column-width="1146*"/>
    </style:style>
    <style:style style:name="Table1.1" style:family="table-row">
      <style:table-row-properties style:min-row-height="0.3542in"/>
    </style:style>
    <style:style style:name="Table1.A1" style:family="table-cell">
      <style:table-cell-properties fo:padding="0.0382in" fo:border-left="0.5pt solid #000000" fo:border-right="none" fo:border-top="0.5pt solid #000000" fo:border-bottom="0.5pt solid #000000"/>
    </style:style>
    <style:style style:name="Table1.I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J2" style:family="table-cell">
      <style:table-cell-properties fo:padding="0.0382in" fo:border-left="0.5pt solid #000000" fo:border-right="0.5pt solid #000000" fo:border-top="none" fo:border-bottom="0.5pt solid #000000"/>
    </style:style>
    <style:style style:name="P1" style:family="paragraph" style:parent-style-name="Standard" style:master-page-name="First_20_Page">
      <style:paragraph-properties fo:margin-top="0in" fo:margin-bottom="0in" style:contextual-spacing="false" fo:line-height="200%" fo:text-align="center" style:justify-single-word="false" style:page-number="1"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officeooo:rsid="0017aa0f" officeooo:paragraph-rsid="011c9bd7" style:font-name-asian="arial1" style:font-size-asian="22pt" style:font-weight-asian="bold" style:font-name-complex="arial1" style:font-size-complex="22pt"/>
    </style:style>
    <style:style style:name="P2" style:family="paragraph" style:parent-style-name="Standard">
      <style:paragraph-properties fo:margin-top="0in" fo:margin-bottom="0in" style:contextual-spacing="false" fo:line-height="200%" fo:text-align="center" style:justify-single-word="false"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style:font-name-asian="arial1" style:font-size-asian="22pt" style:font-weight-asian="bold" style:font-name-complex="arial1" style:font-size-complex="22pt"/>
    </style:style>
    <style:style style:name="P3" style:family="paragraph" style:parent-style-name="Standard">
      <style:paragraph-properties fo:margin-top="0in" fo:margin-bottom="0in" style:contextual-spacing="false" fo:line-height="200%" fo:text-align="center" style:justify-single-word="false"/>
      <style:text-properties style:font-name="Arial" fo:font-size="18pt" style:font-name-asian="arial1" style:font-size-asian="18pt" style:font-name-complex="arial1" style:font-size-complex="18pt"/>
    </style:style>
    <style:style style:name="P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style:font-name-asian="arial1" style:font-size-asian="18pt" style:font-name-complex="arial1" style:font-size-complex="18pt"/>
    </style:style>
    <style:style style:name="P5" style:family="paragraph" style:parent-style-name="Standard">
      <style:paragraph-properties fo:margin-top="0in" fo:margin-bottom="0in" style:contextual-spacing="false" fo:line-height="200%"/>
      <style:text-properties style:font-name="Arial" fo:font-size="18pt" style:font-name-asian="arial1" style:font-size-asian="18pt" style:font-name-complex="arial1" style:font-size-complex="18pt"/>
    </style:style>
    <style:style style:name="P6" style:family="paragraph" style:parent-style-name="Standard">
      <style:paragraph-properties fo:margin-top="0in" fo:margin-bottom="0in" style:contextual-spacing="false" fo:line-height="200%"/>
      <style:text-properties style:font-name="Arial" fo:font-size="11pt" style:font-name-asian="arial1" style:font-size-asian="11pt" style:font-name-complex="arial1" style:font-size-complex="11pt"/>
    </style:style>
    <style:style style:name="P7" style:family="paragraph" style:parent-style-name="Standard">
      <style:paragraph-properties fo:margin-top="0in" fo:margin-bottom="0in" style:contextual-spacing="false" fo:line-height="200%"/>
      <style:text-properties style:font-name="Arial" fo:font-size="13pt" officeooo:paragraph-rsid="012ed26e" style:font-size-asian="13pt" style:font-size-complex="13pt"/>
    </style:style>
    <style:style style:name="P8"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0acc737" officeooo:paragraph-rsid="0247f262" style:font-name-asian="arial1" style:font-size-asian="9.60000038146973pt" style:font-style-asian="normal" style:font-weight-asian="normal" style:font-name-complex="arial1" style:font-size-complex="11pt" style:font-weight-complex="normal"/>
    </style:style>
    <style:style style:name="P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0acc737" officeooo:paragraph-rsid="012ed26e" style:font-name-asian="arial1" style:font-size-asian="9.60000038146973pt" style:font-style-asian="normal" style:font-weight-asian="normal" style:font-name-complex="arial1" style:font-size-complex="11pt" style:font-weight-complex="normal"/>
    </style:style>
    <style:style style:name="P10"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 fo:font-size="13pt" fo:font-style="normal" style:text-underline-style="none" fo:font-weight="bold" officeooo:rsid="024e372c" officeooo:paragraph-rsid="024e372c" style:font-name-asian="arial1" style:font-size-asian="13pt" style:font-style-asian="normal" style:font-weight-asian="bold" style:font-name-complex="arial1" style:font-size-complex="13pt"/>
    </style:style>
    <style:style style:name="P11"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bold" officeooo:rsid="01dea35e" officeooo:paragraph-rsid="024e372c" style:font-name-asian="arial1" style:font-size-asian="11pt" style:font-style-asian="normal" style:font-weight-asian="bold" style:font-name-complex="arial1" style:font-size-complex="11pt" style:font-weight-complex="bold"/>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Arial" fo:font-size="11pt" officeooo:paragraph-rsid="01f041eb" style:font-size-asian="11pt" style:font-size-complex="11pt"/>
    </style:style>
    <style:style style:name="P14" style:family="paragraph" style:parent-style-name="Standard">
      <style:text-properties style:font-name="Arial" fo:font-size="11pt" fo:font-style="normal" officeooo:rsid="01ed4e0b" officeooo:paragraph-rsid="01ed4e0b" style:font-size-asian="11pt" style:font-style-asian="normal" style:font-size-complex="11pt" style:font-style-complex="normal"/>
    </style:style>
    <style:style style:name="P15" style:family="paragraph" style:parent-style-name="Standard" style:list-style-name="L1">
      <style:text-properties style:font-name="Arial" fo:font-size="11pt" officeooo:paragraph-rsid="01f041eb" style:font-size-asian="11pt" style:font-size-complex="11pt"/>
    </style:style>
    <style:style style:name="P16" style:family="paragraph" style:parent-style-name="Standard">
      <style:text-properties style:font-name="Arial" fo:font-size="11pt" fo:font-style="normal" officeooo:rsid="01f041eb" officeooo:paragraph-rsid="01f041eb" style:font-size-asian="11pt" style:font-style-asian="normal" style:font-size-complex="11pt" style:font-style-complex="normal"/>
    </style:style>
    <style:style style:name="P17" style:family="paragraph" style:parent-style-name="Standard">
      <style:text-properties style:font-name="Arial" fo:font-size="11pt" officeooo:paragraph-rsid="02570b27" style:font-size-asian="11pt" style:font-size-complex="11pt"/>
    </style:style>
    <style:style style:name="P18" style:family="paragraph" style:parent-style-name="Standard" style:list-style-name="L1">
      <style:text-properties style:font-name="Arial" fo:font-size="11pt" fo:font-style="normal" officeooo:rsid="01f041eb" officeooo:paragraph-rsid="01f041eb" style:font-size-asian="11pt" style:font-style-asian="normal" style:font-size-complex="11pt" style:font-style-complex="normal"/>
    </style:style>
    <style:style style:name="P1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bold" officeooo:rsid="01dea35e" officeooo:paragraph-rsid="0250dab4" style:font-name-asian="arial1" style:font-size-asian="11pt" style:font-style-asian="normal" style:font-weight-asian="bold" style:font-name-complex="arial1" style:font-size-complex="11pt" style:font-weight-complex="bold"/>
    </style:style>
    <style:style style:name="P20" style:family="paragraph" style:parent-style-name="Standard">
      <style:text-properties style:font-name="Arial" fo:font-size="11pt" officeooo:paragraph-rsid="026d0ccc" style:font-size-asian="11pt" style:font-size-complex="11pt"/>
    </style:style>
    <style:style style:name="P21" style:family="paragraph" style:parent-style-name="Standard">
      <style:text-properties style:font-name="Arial" fo:font-size="11pt" officeooo:rsid="027029f6" officeooo:paragraph-rsid="027029f6" style:font-size-asian="11pt" style:font-size-complex="11pt"/>
    </style:style>
    <style:style style:name="P22" style:family="paragraph" style:parent-style-name="Standard" style:list-style-name="L2">
      <style:text-properties style:font-name="Arial" fo:font-size="11pt" officeooo:rsid="027029f6" officeooo:paragraph-rsid="027029f6" style:font-size-asian="11pt" style:font-size-complex="11pt"/>
    </style:style>
    <style:style style:name="P23"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 fo:font-size="13pt" fo:font-style="normal" style:text-underline-style="none" fo:font-weight="bold" officeooo:rsid="021fe57b" officeooo:paragraph-rsid="021fe57b" style:font-name-asian="arial1" style:font-size-asian="13pt" style:font-style-asian="normal" style:font-weight-asian="bold" style:font-name-complex="arial1" style:font-size-complex="13pt"/>
    </style:style>
    <style:style style:name="P24" style:family="paragraph" style:parent-style-name="Standard">
      <style:paragraph-properties fo:margin-top="0in" fo:margin-bottom="0in" style:contextual-spacing="false" fo:line-height="200%"/>
      <style:text-properties style:font-name="Arial" officeooo:rsid="021fe57b" officeooo:paragraph-rsid="021fe57b"/>
    </style:style>
    <style:style style:name="P25" style:family="paragraph" style:parent-style-name="Standard">
      <style:text-properties style:font-name="Arial" fo:font-size="11pt" officeooo:rsid="022494b2" officeooo:paragraph-rsid="022494b2" style:font-size-asian="11pt" style:font-size-complex="11pt"/>
    </style:style>
    <style:style style:name="P26" style:family="paragraph" style:parent-style-name="Standard">
      <style:text-properties style:font-name="Arial" fo:font-size="11pt" fo:font-weight="normal" officeooo:rsid="022494b2" officeooo:paragraph-rsid="022494b2" style:font-size-asian="11pt" style:font-weight-asian="normal" style:font-size-complex="11pt" style:font-weight-complex="normal"/>
    </style:style>
    <style:style style:name="P27" style:family="paragraph">
      <style:text-properties style:font-name="Arial" fo:font-size="11pt" style:font-size-asian="11pt" style:font-size-complex="11pt"/>
    </style:style>
    <style:style style:name="P28" style:family="paragraph">
      <loext:graphic-properties draw:fill="none" draw:fill-color="#ffffff"/>
      <style:text-properties style:font-name="Arial" fo:font-size="11pt" style:font-size-asian="11pt" style:font-size-complex="11pt"/>
    </style:style>
    <style:style style:name="P29" style:family="paragraph" style:parent-style-name="Standard">
      <style:text-properties style:font-name="Arial" fo:font-size="13pt" fo:font-weight="bold" officeooo:rsid="01e9a7ee" officeooo:paragraph-rsid="01e9a7ee" style:font-size-asian="13pt" style:font-weight-asian="bold" style:font-size-complex="13pt" style:font-weight-complex="bold"/>
    </style:style>
    <style:style style:name="P30" style:family="paragraph" style:parent-style-name="Standard">
      <style:text-properties style:font-name="Arial" officeooo:rsid="01e9a7ee" officeooo:paragraph-rsid="01e9a7ee"/>
    </style:style>
    <style:style style:name="P31"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 fo:font-size="13pt" fo:font-style="normal" style:text-underline-style="none" fo:font-weight="bold" officeooo:rsid="00acc737" officeooo:paragraph-rsid="012ed26e" style:font-name-asian="arial1" style:font-size-asian="13pt" style:font-style-asian="normal" style:font-weight-asian="bold" style:font-name-complex="arial1" style:font-size-complex="13pt"/>
    </style:style>
    <style:style style:name="P32" style:family="paragraph" style:parent-style-name="Table_20_Contents">
      <style:paragraph-properties fo:text-align="center" style:justify-single-word="false"/>
      <style:text-properties style:font-name="Arial" fo:font-size="8pt" officeooo:rsid="01e23414" officeooo:paragraph-rsid="01e23414" style:font-name-asian="arial1" style:font-size-asian="8pt" style:font-name-complex="arial1" style:font-size-complex="8pt"/>
    </style:style>
    <style:style style:name="P33" style:family="paragraph" style:parent-style-name="Table_20_Contents">
      <style:paragraph-properties fo:text-align="center" style:justify-single-word="false"/>
      <style:text-properties style:font-name="Arial" fo:font-size="6pt" officeooo:rsid="01e600c5" officeooo:paragraph-rsid="01e600c5" style:font-name-asian="arial1" style:font-size-asian="6pt" style:font-name-complex="arial1" style:font-size-complex="6pt"/>
    </style:style>
    <style:style style:name="P34" style:family="paragraph" style:parent-style-name="Table_20_Contents">
      <style:paragraph-properties fo:text-align="center" style:justify-single-word="false"/>
      <style:text-properties style:font-name="Arial" fo:font-size="8pt" officeooo:rsid="01e600c5" officeooo:paragraph-rsid="01e600c5" style:font-name-asian="arial1" style:font-size-asian="8pt" style:font-name-complex="arial1" style:font-size-complex="8pt"/>
    </style:style>
    <style:style style:name="P35" style:family="paragraph" style:parent-style-name="Table_20_Contents">
      <style:paragraph-properties fo:text-align="center" style:justify-single-word="false"/>
      <style:text-properties style:font-name="Arial" fo:font-size="8pt" officeooo:rsid="01e600c5" officeooo:paragraph-rsid="02007869" style:font-name-asian="arial1" style:font-size-asian="8pt" style:font-name-complex="arial1" style:font-size-complex="8pt"/>
    </style:style>
    <style:style style:name="P36" style:family="paragraph" style:parent-style-name="Table_20_Contents">
      <style:paragraph-properties fo:text-align="center" style:justify-single-word="false"/>
      <style:text-properties style:font-name="Arial" fo:font-size="8pt" officeooo:rsid="023b114b" officeooo:paragraph-rsid="023b114b" style:font-name-asian="arial1" style:font-size-asian="8pt" style:font-name-complex="arial1" style:font-size-complex="8pt"/>
    </style:style>
    <style:style style:name="P37" style:family="paragraph" style:parent-style-name="Table_20_Contents">
      <style:paragraph-properties fo:text-align="center" style:justify-single-word="false"/>
      <style:text-properties style:font-name="Arial" fo:font-size="8pt" officeooo:rsid="023ab056" officeooo:paragraph-rsid="023ab056" style:font-name-asian="arial1" style:font-size-asian="8pt" style:font-name-complex="arial1" style:font-size-complex="8pt"/>
    </style:style>
    <style:style style:name="P38" style:family="paragraph" style:parent-style-name="Table_20_Contents">
      <style:paragraph-properties fo:text-align="center" style:justify-single-word="false"/>
      <style:text-properties style:font-name="Arial" fo:font-size="6pt" officeooo:rsid="02065b81" officeooo:paragraph-rsid="02065b81" style:font-name-asian="arial1" style:font-size-asian="6pt" style:font-name-complex="arial1" style:font-size-complex="6pt"/>
    </style:style>
    <style:style style:name="P39" style:family="paragraph" style:parent-style-name="Table_20_Contents">
      <style:paragraph-properties fo:text-align="center" style:justify-single-word="false"/>
      <style:text-properties style:font-name="Arial" fo:font-size="8pt" officeooo:rsid="020c628c" officeooo:paragraph-rsid="020c628c" style:font-name-asian="arial1" style:font-size-asian="8pt" style:font-name-complex="arial1" style:font-size-complex="8pt"/>
    </style:style>
    <style:style style:name="P40" style:family="paragraph" style:parent-style-name="Table_20_Contents">
      <style:paragraph-properties fo:text-align="center" style:justify-single-word="false"/>
      <style:text-properties style:font-name="Arial" fo:font-size="8pt" officeooo:rsid="0215b479" officeooo:paragraph-rsid="0215b479" style:font-name-asian="arial1" style:font-size-asian="8pt" style:font-name-complex="arial1" style:font-size-complex="8pt"/>
    </style:style>
    <style:style style:name="P41" style:family="paragraph" style:parent-style-name="Table_20_Contents">
      <style:paragraph-properties fo:text-align="center" style:justify-single-word="false"/>
      <style:text-properties style:font-name="Arial" fo:font-size="8pt" officeooo:rsid="0214fafc" officeooo:paragraph-rsid="0214fafc" style:font-name-asian="arial1" style:font-size-asian="8pt" style:font-name-complex="arial1" style:font-size-complex="8pt"/>
    </style:style>
    <style:style style:name="P42"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bold" officeooo:rsid="01204b73" officeooo:paragraph-rsid="01204b73" style:font-size-asian="11pt" style:font-style-asian="normal" style:font-weight-asian="bold" style:font-size-complex="11pt" style:font-weight-complex="bold"/>
    </style:style>
    <style:style style:name="P43"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1204b73" officeooo:paragraph-rsid="01204b73" style:font-size-asian="11pt" style:font-style-asian="normal" style:font-weight-asian="normal" style:font-size-complex="11pt" style:font-weight-complex="normal"/>
    </style:style>
    <style:style style:name="P44"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29a119c" officeooo:paragraph-rsid="02a21842" style:font-size-asian="11pt" style:font-style-asian="normal" style:font-weight-asian="normal" style:font-size-complex="11pt" style:font-weight-complex="normal"/>
    </style:style>
    <style:style style:name="P45"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1204b73" officeooo:paragraph-rsid="0281f9d8" style:font-size-asian="11pt" style:font-style-asian="normal" style:font-weight-asian="normal" style:font-size-complex="11pt" style:font-weight-complex="normal"/>
    </style:style>
    <style:style style:name="P46" style:family="paragraph" style:parent-style-name="Standard" style:list-style-name="L3">
      <style:paragraph-properties fo:margin-top="0in" fo:margin-bottom="0in" style:contextual-spacing="false" fo:line-height="200%"/>
      <style:text-properties style:font-name="Arial" officeooo:paragraph-rsid="029571f8"/>
    </style:style>
    <style:style style:name="P47" style:family="paragraph" style:parent-style-name="Standard" style:list-style-name="L3">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29706da" officeooo:paragraph-rsid="029706da" style:font-size-asian="11pt" style:font-style-asian="normal" style:font-weight-asian="normal" style:font-size-complex="11pt" style:font-weight-complex="normal"/>
    </style:style>
    <style:style style:name="P48" style:family="paragraph" style:parent-style-name="Standard" style:list-style-name="L3">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29706da" officeooo:paragraph-rsid="029a2644" style:font-size-asian="11pt" style:font-style-asian="normal" style:font-weight-asian="normal" style:font-size-complex="11pt" style:font-weight-complex="normal"/>
    </style:style>
    <style:style style:name="P49" style:family="paragraph" style:parent-style-name="Standard">
      <style:paragraph-properties fo:margin-top="0in" fo:margin-bottom="0in" style:contextual-spacing="false" fo:line-height="200%"/>
      <style:text-properties fo:font-variant="normal" fo:text-transform="none" style:use-window-font-color="true" loext:opacity="0%" style:text-line-through-style="none" style:text-line-through-type="none" style:font-name="Arial" fo:font-size="11pt" fo:font-style="normal" style:text-underline-style="none" fo:font-weight="normal" officeooo:rsid="029706da" officeooo:paragraph-rsid="029a2644" style:font-size-asian="11pt" style:font-style-asian="normal" style:font-weight-asian="normal" style:font-size-complex="11pt" style:font-weight-complex="normal"/>
    </style:style>
    <style:style style:name="P50"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 fo:font-size="13pt" fo:font-style="normal" style:text-underline-style="none" fo:font-weight="bold" officeooo:rsid="029d9916" officeooo:paragraph-rsid="029d9916" style:font-size-asian="13pt" style:font-style-asian="normal" style:font-weight-asian="bold" style:font-size-complex="13pt"/>
    </style:style>
    <style:style style:name="T1" style:family="text">
      <style:text-properties officeooo:rsid="01cfe414"/>
    </style:style>
    <style:style style:name="T2" style:family="text">
      <style:text-properties officeooo:rsid="00055d65"/>
    </style:style>
    <style:style style:name="T3" style:family="text">
      <style:text-properties officeooo:rsid="02b7ec4d"/>
    </style:style>
    <style:style style:name="T4" style:family="text">
      <style:text-properties officeooo:rsid="011c9bd7"/>
    </style:style>
    <style:style style:name="T5" style:family="text">
      <style:text-properties officeooo:rsid="0017aa0f"/>
    </style:style>
    <style:style style:name="T6" style:family="text">
      <style:text-properties fo:font-variant="normal" fo:text-transform="none" fo:color="#ff860d" loext:opacity="100%" style:text-line-through-style="none" style:text-line-through-type="none" fo:font-style="normal" style:text-underline-style="none" fo:font-weight="bold" officeooo:rsid="0020640f" style:font-name-asian="arial1" style:font-style-asian="normal" style:font-weight-asian="bold" style:font-name-complex="arial1"/>
    </style:style>
    <style:style style:name="T7" style:family="text">
      <style:text-properties fo:font-variant="normal" fo:text-transform="none" fo:color="#ff860d" loext:opacity="100%" style:text-line-through-style="none" style:text-line-through-type="none" fo:font-style="normal" style:text-underline-style="none" fo:font-weight="bold" officeooo:rsid="00acc737" style:font-name-asian="arial1" style:font-style-asian="normal" style:font-weight-asian="bold" style:font-name-complex="arial1"/>
    </style:style>
    <style:style style:name="T8" style:family="text">
      <style:text-properties officeooo:rsid="0244dca3"/>
    </style:style>
    <style:style style:name="T9" style:family="text">
      <style:text-properties officeooo:rsid="02454194"/>
    </style:style>
    <style:style style:name="T10" style:family="text">
      <style:text-properties officeooo:rsid="02413571"/>
    </style:style>
    <style:style style:name="T11" style:family="text">
      <style:text-properties officeooo:rsid="0247f262"/>
    </style:style>
    <style:style style:name="T12" style:family="text">
      <style:text-properties officeooo:rsid="0249cccf"/>
    </style:style>
    <style:style style:name="T13" style:family="text">
      <style:text-properties officeooo:rsid="024b7a72"/>
    </style:style>
    <style:style style:name="T14" style:family="text">
      <style:text-properties fo:font-weight="bold" style:font-weight-asian="bold" style:font-weight-complex="bold"/>
    </style:style>
    <style:style style:name="T15" style:family="text">
      <style:text-properties officeooo:rsid="024d5c0a"/>
    </style:style>
    <style:style style:name="T16" style:family="text">
      <style:text-properties officeooo:rsid="024df02b"/>
    </style:style>
    <style:style style:name="T17" style:family="text">
      <style:text-properties officeooo:rsid="029fe8d7"/>
    </style:style>
    <style:style style:name="T18" style:family="text">
      <style:text-properties officeooo:rsid="025005a7"/>
    </style:style>
    <style:style style:name="T19" style:family="text">
      <style:text-properties officeooo:rsid="01eb94b4"/>
    </style:style>
    <style:style style:name="T20" style:family="text">
      <style:text-properties officeooo:rsid="01ed4e0b"/>
    </style:style>
    <style:style style:name="T21" style:family="text">
      <style:text-properties style:text-position="sub 58%" fo:font-style="normal" officeooo:rsid="01ed4e0b" style:font-style-asian="normal" style:font-style-complex="normal"/>
    </style:style>
    <style:style style:name="T22" style:family="text">
      <style:text-properties style:text-position="0% 100%" fo:font-style="normal" officeooo:rsid="01ed4e0b" style:font-style-asian="normal" style:font-style-complex="normal"/>
    </style:style>
    <style:style style:name="T23" style:family="text">
      <style:text-properties style:text-position="0% 100%" fo:font-style="normal" officeooo:rsid="027029f6" style:font-style-asian="normal" style:font-style-complex="normal"/>
    </style:style>
    <style:style style:name="T24" style:family="text">
      <style:text-properties style:text-position="0% 100%" fo:font-style="normal" officeooo:rsid="01f041eb" style:font-style-asian="normal" style:font-style-complex="normal"/>
    </style:style>
    <style:style style:name="T25" style:family="text">
      <style:text-properties style:text-position="sub 58%" fo:font-weight="bold" style:font-weight-asian="bold" style:font-weight-complex="bold"/>
    </style:style>
    <style:style style:name="T26" style:family="text">
      <style:text-properties style:text-position="sub 58%"/>
    </style:style>
    <style:style style:name="T27" style:family="text">
      <style:text-properties style:text-position="0% 100%" officeooo:rsid="01f041eb"/>
    </style:style>
    <style:style style:name="T28" style:family="text">
      <style:text-properties style:text-position="0% 100%" fo:font-style="normal" fo:font-weight="bold" style:font-style-asian="normal" style:font-weight-asian="bold" style:font-style-complex="normal" style:font-weight-complex="bold"/>
    </style:style>
    <style:style style:name="T29" style:family="text">
      <style:text-properties style:text-position="sub 58%" fo:font-style="normal" fo:font-weight="bold" officeooo:rsid="01ed4e0b" style:font-style-asian="normal" style:font-weight-asian="bold" style:font-style-complex="normal" style:font-weight-complex="bold"/>
    </style:style>
    <style:style style:name="T30" style:family="text">
      <style:text-properties fo:font-style="normal" officeooo:rsid="02570b27" style:font-style-asian="normal" style:font-style-complex="normal"/>
    </style:style>
    <style:style style:name="T31" style:family="text">
      <style:text-properties fo:font-style="normal" officeooo:rsid="01f041eb" style:font-style-asian="normal" style:font-style-complex="normal"/>
    </style:style>
    <style:style style:name="T32" style:family="text">
      <style:text-properties fo:font-style="normal" officeooo:rsid="025a22dd" style:font-style-asian="normal" style:font-style-complex="normal"/>
    </style:style>
    <style:style style:name="T33" style:family="text">
      <style:text-properties fo:font-style="normal" officeooo:rsid="0257313a" style:font-style-asian="normal" style:font-style-complex="normal"/>
    </style:style>
    <style:style style:name="T34" style:family="text">
      <style:text-properties fo:font-weight="normal" style:font-weight-asian="normal" style:font-weight-complex="normal"/>
    </style:style>
    <style:style style:name="T35" style:family="text">
      <style:text-properties fo:font-style="normal" officeooo:rsid="02680285" style:font-style-asian="normal" style:font-style-complex="normal"/>
    </style:style>
    <style:style style:name="T36" style:family="text">
      <style:text-properties fo:font-style="normal" officeooo:rsid="026ab1cd" style:font-style-asian="normal" style:font-style-complex="normal"/>
    </style:style>
    <style:style style:name="T37" style:family="text">
      <style:text-properties fo:font-style="normal" officeooo:rsid="02686dcd" style:font-style-asian="normal" style:font-style-complex="normal"/>
    </style:style>
    <style:style style:name="T38" style:family="text">
      <style:text-properties fo:font-style="normal" officeooo:rsid="025bc7c2" style:font-style-asian="normal" style:font-style-complex="normal"/>
    </style:style>
    <style:style style:name="T39" style:family="text">
      <style:text-properties officeooo:rsid="0250dab4"/>
    </style:style>
    <style:style style:name="T40" style:family="text">
      <style:text-properties officeooo:rsid="02537ff6"/>
    </style:style>
    <style:style style:name="T41" style:family="text">
      <style:text-properties officeooo:rsid="026d0ccc"/>
    </style:style>
    <style:style style:name="T42" style:family="text">
      <style:text-properties style:text-position="0% 100%"/>
    </style:style>
    <style:style style:name="T43" style:family="text">
      <style:text-properties fo:font-variant="normal" fo:text-transform="none" fo:color="#ff860d" loext:opacity="100%" style:text-line-through-style="none" style:text-line-through-type="none" fo:font-size="13pt" fo:font-style="normal" style:text-underline-style="none" fo:font-weight="bold" style:font-name-asian="arial1" style:font-size-asian="13pt" style:font-style-asian="normal" style:font-weight-asian="bold" style:font-name-complex="arial1" style:font-size-complex="13pt"/>
    </style:style>
    <style:style style:name="T44" style:family="text">
      <style:text-properties style:font-name="Arial" fo:font-size="11pt" style:font-size-asian="11pt" style:font-size-complex="11pt"/>
    </style:style>
    <style:style style:name="T45" style:family="text">
      <style:text-properties officeooo:rsid="02322261"/>
    </style:style>
    <style:style style:name="T46" style:family="text">
      <style:text-properties officeooo:rsid="01fad169"/>
    </style:style>
    <style:style style:name="T47" style:family="text">
      <style:text-properties officeooo:rsid="0209d0dd"/>
    </style:style>
    <style:style style:name="T48" style:family="text">
      <style:text-properties officeooo:rsid="02007869"/>
    </style:style>
    <style:style style:name="T49" style:family="text">
      <style:text-properties officeooo:rsid="01f2b870"/>
    </style:style>
    <style:style style:name="T50" style:family="text">
      <style:text-properties officeooo:rsid="01fce9d4"/>
    </style:style>
    <style:style style:name="T51" style:family="text">
      <style:text-properties officeooo:rsid="021a187a"/>
    </style:style>
    <style:style style:name="T52" style:family="text">
      <style:text-properties officeooo:rsid="0211c8b9"/>
    </style:style>
    <style:style style:name="T53" style:family="text">
      <style:text-properties officeooo:rsid="02137375"/>
    </style:style>
    <style:style style:name="T54" style:family="text">
      <style:text-properties officeooo:rsid="021bb3fb"/>
    </style:style>
    <style:style style:name="T55" style:family="text">
      <style:text-properties officeooo:rsid="023b114b"/>
    </style:style>
    <style:style style:name="T56" style:family="text">
      <style:text-properties officeooo:rsid="023625b0"/>
    </style:style>
    <style:style style:name="T57" style:family="text">
      <style:text-properties officeooo:rsid="023743b7"/>
    </style:style>
    <style:style style:name="T58" style:family="text">
      <style:text-properties officeooo:rsid="01204b73"/>
    </style:style>
    <style:style style:name="T59" style:family="text">
      <style:text-properties fo:font-weight="bold" officeooo:rsid="01204b73" style:font-weight-asian="bold" style:font-weight-complex="bold"/>
    </style:style>
    <style:style style:name="T60" style:family="text">
      <style:text-properties officeooo:rsid="027a5b56"/>
    </style:style>
    <style:style style:name="T61" style:family="text">
      <style:text-properties officeooo:rsid="02815081"/>
    </style:style>
    <style:style style:name="T62" style:family="text">
      <style:text-properties fo:font-weight="bold" officeooo:rsid="02815081" style:font-weight-asian="bold" style:font-weight-complex="bold"/>
    </style:style>
    <style:style style:name="T63" style:family="text">
      <style:text-properties officeooo:rsid="02a21842"/>
    </style:style>
    <style:style style:name="T64" style:family="text">
      <style:text-properties fo:font-weight="bold" officeooo:rsid="02a21842" style:font-weight-asian="bold" style:font-weight-complex="bold"/>
    </style:style>
    <style:style style:name="T65" style:family="text">
      <style:text-properties officeooo:rsid="02a2d576"/>
    </style:style>
    <style:style style:name="T66" style:family="text">
      <style:text-properties officeooo:rsid="0281f9d8"/>
    </style:style>
    <style:style style:name="T67" style:family="text">
      <style:text-properties officeooo:rsid="02835e77"/>
    </style:style>
    <style:style style:name="T68" style:family="text">
      <style:text-properties officeooo:rsid="02889456"/>
    </style:style>
    <style:style style:name="T69" style:family="text">
      <style:text-properties fo:font-variant="normal" fo:text-transform="none" style:use-window-font-color="true" loext:opacity="0%" style:text-line-through-style="none" style:text-line-through-type="none" fo:font-size="11pt" fo:font-style="normal" style:text-underline-style="none" fo:font-weight="normal" officeooo:rsid="02835e77" style:font-size-asian="11pt" style:font-style-asian="normal" style:font-weight-asian="normal" style:font-size-complex="11pt" style:font-weight-complex="normal"/>
    </style:style>
    <style:style style:name="T70" style:family="text">
      <style:text-properties fo:font-variant="normal" fo:text-transform="none" style:use-window-font-color="true" loext:opacity="0%" style:text-line-through-style="none" style:text-line-through-type="none" fo:font-size="11pt" fo:font-style="normal" style:text-underline-style="none" fo:font-weight="bold" officeooo:rsid="01204b73" style:font-size-asian="11pt" style:font-style-asian="normal" style:font-weight-asian="bold" style:font-size-complex="11pt" style:font-weight-complex="bold"/>
    </style:style>
    <style:style style:name="T71" style:family="text">
      <style:text-properties fo:font-variant="normal" fo:text-transform="none" style:use-window-font-color="true" loext:opacity="0%" style:text-line-through-style="none" style:text-line-through-type="none" fo:font-size="11pt" fo:font-style="normal" style:text-underline-style="none" fo:font-weight="normal" officeooo:rsid="01204b73" style:font-size-asian="11pt" style:font-style-asian="normal" style:font-weight-asian="normal" style:font-size-complex="11pt" style:font-weight-complex="normal"/>
    </style:style>
    <style:style style:name="T72" style:family="text">
      <style:text-properties fo:font-variant="normal" fo:text-transform="none" style:use-window-font-color="true" loext:opacity="0%" style:text-line-through-style="none" style:text-line-through-type="none" fo:font-size="11pt" fo:font-style="normal" style:text-underline-style="none" fo:font-weight="normal" officeooo:rsid="02a4a106" style:font-size-asian="11pt" style:font-style-asian="normal" style:font-weight-asian="normal" style:font-size-complex="11pt" style:font-weight-complex="normal"/>
    </style:style>
    <style:style style:name="T73" style:family="text">
      <style:text-properties fo:font-variant="normal" fo:text-transform="none" style:use-window-font-color="true" loext:opacity="0%" style:text-line-through-style="none" style:text-line-through-type="none" fo:font-size="11pt" fo:font-style="normal" style:text-underline-style="none" fo:font-weight="normal" officeooo:rsid="029571f8" style:font-size-asian="11pt" style:font-style-asian="normal" style:font-weight-asian="normal" style:font-size-complex="11pt" style:font-weight-complex="normal"/>
    </style:style>
    <style:style style:name="T74" style:family="text">
      <style:text-properties fo:font-variant="normal" fo:text-transform="none" style:use-window-font-color="true" loext:opacity="0%" style:text-line-through-style="none" style:text-line-through-type="none" fo:font-size="11pt" fo:font-style="normal" style:text-underline-style="none" fo:font-weight="normal" officeooo:rsid="02a5d523" style:font-size-asian="11pt" style:font-style-asian="normal" style:font-weight-asian="normal" style:font-size-complex="11pt" style:font-weight-complex="normal"/>
    </style:style>
    <style:style style:name="T75" style:family="text">
      <style:text-properties officeooo:rsid="02a77268"/>
    </style:style>
    <style:style style:name="T76" style:family="text">
      <style:text-properties officeooo:rsid="029b9a27"/>
    </style:style>
    <style:style style:name="T77" style:family="text">
      <style:text-properties officeooo:rsid="02a8a2a1"/>
    </style:style>
    <style:style style:name="T78" style:family="text">
      <style:text-properties officeooo:rsid="02a8e967"/>
    </style:style>
    <style:style style:name="T79" style:family="text">
      <style:text-properties officeooo:rsid="02322261" style:font-name-asian="arial1" style:font-name-complex="arial1"/>
    </style:style>
    <style:style style:name="T80" style:family="text">
      <style:text-properties style:font-name-asian="arial1" style:font-name-complex="arial1"/>
    </style:style>
    <style:style style:name="T81" style:family="text">
      <style:text-properties officeooo:rsid="02af8bf2"/>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color="#000000" draw:fill="none" draw:fill-color="#ffffff" fo:min-height="0.565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GIIN - Compresión y Recuperación de Información Multimedia</text:p>
      <text:p text:style-name="P2">Actividad <text:span text:style-name="T1">2</text:span><text:span text:style-name="T2"> </text:span>- Portafolio</text:p>
      <text:p text:style-name="P3">Gagliardo Miguel Angel</text:p>
      <text:p text:style-name="P3"><text:span text:style-name="T3">28</text:span><text:span text:style-name="T4"> de Marzo </text:span><text:span text:style-name="T5">de 2025</text:span></text:p>
      <text:p text:style-name="P4"/>
      <text:p text:style-name="P5"/>
      <text:p text:style-name="P5"/>
      <text:p text:style-name="P5"/>
      <text:p text:style-name="P5"/>
      <text:p text:style-name="P5"/>
      <text:p text:style-name="P5"/>
      <text:p text:style-name="P6"/>
      <text:p text:style-name="P7"><text:soft-page-break/><text:span text:style-name="T6">I</text:span><text:span text:style-name="T7">ntroducción</text:span></text:p>
      <text:p text:style-name="P8">La compresión sin pérdida es una técnica fundamental en el procesamiento, <text:span text:style-name="T8">transporte</text:span> y almacenamiento de datos, ya que permite reducir el tamaño de los archivos sin sacrificar <text:span text:style-name="T9">información</text:span>. En esta actividad, se <text:span text:style-name="T10">utilizaron </text:span><text:span text:style-name="T11">3 </text:span><text:span text:style-name="T12">implementaciones </text:span><text:span text:style-name="T13">distintas </text:span><text:span text:style-name="T11">a partir de códigos de compresión </text:span><text:span text:style-name="T13">en </text:span>repositorios mantenidos por Michael Dipperstein en GitHub: <text:span text:style-name="T14">Huffman, codificación aritmética y LZSS</text:span>. Cada uno de estos algoritmos utiliza diferentes enfoques para representar los datos de manera más eficiente, lo que impacta directamente en la tasa de compresión obtenida <text:span text:style-name="T15">como veremos más adelante.</text:span></text:p>
      <text:p text:style-name="P9">Para analizar el desempeño de cada método, se aplicaron <text:span text:style-name="T16">los algoritmos antes mencionados a </text:span>distintos tipos de archivos, incluyendo texto y datos binarios en formato RAW. <text:span text:style-name="T16">A partir de la </text:span><text:span text:style-name="T17">A</text:span><text:span text:style-name="T16">ctividad 1 donde s</text:span>e calcularon métricas como la entropía, <text:span text:style-name="T16">mostraremos en una tabla comparativa</text:span> la longitud promedio de los códigos canónicos, el tamaño del archivo comprimido y la tasa de compresión. Los resultados obtenidos permiten comparar la eficiencia de cada técnica según el tipo de dato procesado.</text:p>
      <text:p text:style-name="P10">Aclaraciones</text:p>
      <text:p text:style-name="P11"><text:span text:style-name="T18">1. </text:span>Cálculo de <text:span text:style-name="T19">la Longitud Promedio</text:span></text:p>
      <text:p text:style-name="P12">Para calcular la longitud promedio de la codificación, utilizamos la fórmula:</text:p>
      <text:p text:style-name="P12"/>
      <text:p text:style-name="P13"><text:span text:style-name="T20"><text:tab/><text:tab/><text:tab/><text:tab/>L = ∑ p</text:span><text:span text:style-name="T21">i</text:span><text:span text:style-name="T22"> </text:span><text:span text:style-name="T23">*</text:span><text:span text:style-name="T22"> </text:span><text:span text:style-name="T24">l</text:span><text:span text:style-name="T21">i</text:span></text:p>
      <text:p text:style-name="P14">Donde:</text:p>
      <text:list text:style-name="L1">
        <text:list-item>
          <text:p text:style-name="P15"><text:span text:style-name="T14">p</text:span><text:span text:style-name="T25">i</text:span><text:span text:style-name="T26"> </text:span><text:span text:style-name="T27">es la probabilidad de ocurrencia de cada símbolo</text:span></text:p>
        </text:list-item>
        <text:list-item>
          <text:p text:style-name="P15"><text:span text:style-name="T28">l</text:span><text:span text:style-name="T29">i</text:span><text:span text:style-name="T21"> </text:span><text:span text:style-name="T24">es la longitud del código asignado a cada símbolo</text:span></text:p>
        </text:list-item>
      </text:list>
      <text:p text:style-name="P16"/>
      <text:p text:style-name="P16"/>
      <text:p text:style-name="P16"/>
      <text:p text:style-name="P16"/>
      <text:p text:style-name="P17"><text:soft-page-break/><text:span text:style-name="T30">Para c</text:span><text:span text:style-name="T31">alcular la cantidad total de símbolos </text:span><text:span text:style-name="T30">utilizaremos los outputs </text:span><text:span text:style-name="T32">para</text:span><text:span text:style-name="T30"> </text:span><text:span text:style-name="T33">cada archivo incluidos en el directorio </text:span><text:span text:style-name="T14">OutputData</text:span><text:span text:style-name="T34">,</text:span><text:span text:style-name="T14"> </text:span><text:span text:style-name="T30">s</text:span><text:span text:style-name="T31">uma</text:span><text:span text:style-name="T35">re</text:span><text:span text:style-name="T31">mos las ocurrencias de cada carácter </text:span><text:span text:style-name="T36">en un sólo número</text:span><text:span text:style-name="T31"> </text:span><text:span text:style-name="T37">y finalmente </text:span><text:span text:style-name="T38">luego calcularemos </text:span><text:span text:style-name="T31">las probabilidades de cada símbolo. </text:span><text:span text:style-name="T37">Con esto obtendremos la </text:span><text:span text:style-name="T31">longitud promedio.</text:span></text:p>
      <text:list text:continue-numbering="true" text:style-name="L1">
        <text:list-header>
          <text:p text:style-name="P18"/>
        </text:list-header>
      </text:list>
      <text:p text:style-name="P19"><text:span text:style-name="T39">2. </text:span>Calculo de <text:span text:style-name="T40">Tasa de Compresión</text:span></text:p>
      <text:p text:style-name="P20">Para calcular la <text:span text:style-name="T41">tasa de compresión (en porcentaje) utilizaremos la siguiente fórmula:</text:span></text:p>
      <text:p text:style-name="P20"/>
      <text:p text:style-name="P21"><text:tab/><text:tab/><text:tab/><text:tab/>T = 100 * ( 1 - ( <text:span text:style-name="T42">T</text:span><text:span text:style-name="T26">comprimido </text:span><text:span text:style-name="T42">/ T</text:span><text:span text:style-name="T26">original</text:span><text:span text:style-name="T42"> )</text:span></text:p>
      <text:p text:style-name="P21">Donde:</text:p>
      <text:list text:style-name="L2">
        <text:list-item>
          <text:p text:style-name="P22"><text:span text:style-name="T42">T</text:span><text:span text:style-name="T26">comprimido</text:span><text:span text:style-name="T42"> es el tamaño del archivo luego de ser comprimido por el algoritmo</text:span></text:p>
        </text:list-item>
        <text:list-item>
          <text:p text:style-name="P22"><text:span text:style-name="T42">T</text:span><text:span text:style-name="T26">original </text:span><text:span text:style-name="T42">es el tamaño original del archivo, o sea sin comprimir</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text:span text:style-name="T43">C</text:span><text:span text:style-name="T43">ompresión de archivos</text:span></text:p>
      <text:p text:style-name="P25">Para cada tipo de compresión (Aritmética, LZSS y Huffman) se ejecutaron los archivos <text:span text:style-name="T14">test_${compresion}.sh</text:span><text:span text:style-name="T34"> respectivamente y a continuación se muestran los resultados de dichas ejecuciones.</text:span></text:p>
      <text:p text:style-name="P26"><draw:frame text:anchor-type="paragraph" draw:z-index="11" draw:name="Text Frame 1" draw:style-name="gr1" draw:text-style-name="P28" svg:width="3.1579in" svg:height="7.2043in" svg:x="2.8661in" svg:y="0.0154in"><draw:text-box><text:p text:style-name="P27"><text:span text:style-name="T44">root@459c7d1c7c67:/app# ./test_arcode.sh</text:span></text:p><text:p text:style-name="P27"><text:span text:style-name="T44">checking ./InputData/don-quixote.txt</text:span></text:p><text:p text:style-name="P27"><text:span text:style-name="T44">uncompressed size:</text:span><text:span text:style-name="T44"><text:tab/></text:span><text:span text:style-name="T44"><text:tab/></text:span><text:span text:style-name="T44">2166786</text:span></text:p><text:p text:style-name="P27"><text:span text:style-name="T44">static model compressed size:</text:span><text:span text:style-name="T44"><text:tab/></text:span><text:span text:style-name="T44">1199888</text:span></text:p><text:p text:style-name="P27"><text:span text:style-name="T44">adaptive model compressed size:</text:span><text:span text:style-name="T44"><text:tab/></text:span><text:span text:style-name="T44">1202452</text:span></text:p><text:p text:style-name="P27"><text:span text:style-name="T44"/></text:p><text:p text:style-name="P27"><text:span text:style-name="T44">checking ./InputData/ecoli.fa</text:span></text:p><text:p text:style-name="P27"><text:span text:style-name="T44">uncompressed size:</text:span><text:span text:style-name="T44"><text:tab/></text:span><text:span text:style-name="T44"><text:tab/></text:span><text:span text:style-name="T44">4089209</text:span></text:p><text:p text:style-name="P27"><text:span text:style-name="T44">static model compressed size:</text:span><text:span text:style-name="T44"><text:tab/></text:span><text:span text:style-name="T44">1101735</text:span></text:p><text:p text:style-name="P27"><text:span text:style-name="T44">adaptive model compressed size:</text:span><text:span text:style-name="T44"><text:tab/></text:span><text:span text:style-name="T44">1115152</text:span></text:p><text:p text:style-name="P27"><text:span text:style-name="T44"/></text:p><text:p text:style-name="P27"><text:span text:style-name="T44">checking ./InputData/imagen_1.raw</text:span></text:p><text:p text:style-name="P27"><text:span text:style-name="T44">uncompressed size:</text:span><text:span text:style-name="T44"><text:tab/></text:span><text:span text:style-name="T44"><text:tab/></text:span><text:span text:style-name="T44">4096</text:span></text:p><text:p text:style-name="P27"><text:span text:style-name="T44">static model compressed size:</text:span><text:span text:style-name="T44"><text:tab/></text:span><text:span text:style-name="T44">4778</text:span></text:p><text:p text:style-name="P27"><text:span text:style-name="T44">adaptive model compressed size:</text:span><text:span text:style-name="T44"><text:tab/></text:span><text:span text:style-name="T44">4141</text:span></text:p><text:p text:style-name="P27"><text:span text:style-name="T44"/></text:p><text:p text:style-name="P27"><text:span text:style-name="T44">checking ./InputData/imagen_2.raw</text:span></text:p><text:p text:style-name="P27"><text:span text:style-name="T44">uncompressed size:</text:span><text:span text:style-name="T44"><text:tab/></text:span><text:span text:style-name="T44"><text:tab/></text:span><text:span text:style-name="T44">4096</text:span></text:p><text:p text:style-name="P27"><text:span text:style-name="T44">static model compressed size:</text:span><text:span text:style-name="T44"><text:tab/></text:span><text:span text:style-name="T44">523</text:span></text:p><text:p text:style-name="P27"><text:span text:style-name="T44">adaptive model compressed size:</text:span><text:span text:style-name="T44"><text:tab/></text:span><text:span text:style-name="T44">688</text:span></text:p><text:p text:style-name="P27"><text:span text:style-name="T44"/></text:p><text:p text:style-name="P27"><text:span text:style-name="T44">checking ./InputData/imagen_3.raw</text:span></text:p><text:p text:style-name="P27"><text:span text:style-name="T44">uncompressed size:</text:span><text:span text:style-name="T44"><text:tab/></text:span><text:span text:style-name="T44"><text:tab/></text:span><text:span text:style-name="T44">4096</text:span></text:p><text:p text:style-name="P27"><text:span text:style-name="T44">static model compressed size:</text:span><text:span text:style-name="T44"><text:tab/></text:span><text:span text:style-name="T44">652</text:span></text:p><text:p text:style-name="P27"><text:span text:style-name="T44">adaptive model compressed size:</text:span><text:span text:style-name="T44"><text:tab/></text:span><text:span text:style-name="T44">814</text:span></text:p><text:p text:style-name="P27"><text:span text:style-name="T44"/></text:p><text:p text:style-name="P27"><text:span text:style-name="T44">checking ./InputData/imagen_4.raw</text:span></text:p><text:p text:style-name="P27"><text:span text:style-name="T44">uncompressed size:</text:span><text:span text:style-name="T44"><text:tab/></text:span><text:span text:style-name="T44"><text:tab/></text:span><text:span text:style-name="T44">4096</text:span></text:p><text:p text:style-name="P27"><text:span text:style-name="T44">static model compressed size:</text:span><text:span text:style-name="T44"><text:tab/></text:span><text:span text:style-name="T44">919</text:span></text:p><text:p text:style-name="P27"><text:span text:style-name="T44">adaptive model compressed size:</text:span><text:span text:style-name="T44"><text:tab/></text:span><text:span text:style-name="T44">1078</text:span></text:p><text:p text:style-name="P27"><text:span text:style-name="T44"/></text:p><text:p text:style-name="P27"><text:span text:style-name="T44">checking ./InputData/imagen_5.raw</text:span></text:p><text:p text:style-name="P27"><text:span text:style-name="T44">uncompressed size:</text:span><text:span text:style-name="T44"><text:tab/></text:span><text:span text:style-name="T44"><text:tab/></text:span><text:span text:style-name="T44">4096</text:span></text:p><text:p text:style-name="P27"><text:span text:style-name="T44">static model compressed size:</text:span><text:span text:style-name="T44"><text:tab/></text:span><text:span text:style-name="T44">1207</text:span></text:p><text:p text:style-name="P27"><text:span text:style-name="T44">adaptive model compressed size:</text:span><text:span text:style-name="T44"><text:tab/></text:span><text:span text:style-name="T44">1362</text:span></text:p><text:p text:style-name="P27"><text:span text:style-name="T44"/></text:p><text:p text:style-name="P27"><text:span text:style-name="T44">checking ./InputData/imagen_6.raw</text:span></text:p><text:p text:style-name="P27"><text:span text:style-name="T44">uncompressed size:</text:span><text:span text:style-name="T44"><text:tab/></text:span><text:span text:style-name="T44"><text:tab/></text:span><text:span text:style-name="T44">4096</text:span></text:p><text:p text:style-name="P27"><text:span text:style-name="T44">static model compressed size:</text:span><text:span text:style-name="T44"><text:tab/></text:span><text:span text:style-name="T44">2836</text:span></text:p><text:p text:style-name="P27"><text:span text:style-name="T44">adaptive model compressed size:</text:span><text:span text:style-name="T44"><text:tab/></text:span><text:span text:style-name="T44">2876</text:span></text:p><text:p text:style-name="P27"><text:span text:style-name="T44"/></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ompresión aritmétic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9" draw:name="Text Frame 2" draw:style-name="gr2" draw:text-style-name="P28" svg:width="3.1579in" svg:height="5.6232in" svg:x="2.9689in" svg:y="0.0898in"><draw:text-box><text:p text:style-name="P27"><text:span text:style-name="T44">root@459c7d1c7c67:/app# ./test_lzss.sh</text:span></text:p><text:p text:style-name="P27"><text:span text:style-name="T44">checking ./InputData/don-quixote.txt</text:span></text:p><text:p text:style-name="P27"><text:span text:style-name="T44">uncompressed size:</text:span><text:span text:style-name="T44"><text:tab/></text:span><text:span text:style-name="T44">2166786</text:span></text:p><text:p text:style-name="P27"><text:span text:style-name="T44">compressed size:</text:span><text:span text:style-name="T44"><text:tab/></text:span><text:span text:style-name="T44">1120504</text:span></text:p><text:p text:style-name="P27"><text:span text:style-name="T44"/></text:p><text:p text:style-name="P27"><text:span text:style-name="T44">checking ./InputData/ecoli.fa</text:span></text:p><text:p text:style-name="P27"><text:span text:style-name="T44">uncompressed size:</text:span><text:span text:style-name="T44"><text:tab/></text:span><text:span text:style-name="T44">4089209</text:span></text:p><text:p text:style-name="P27"><text:span text:style-name="T44">compressed size:</text:span><text:span text:style-name="T44"><text:tab/></text:span><text:span text:style-name="T44">1487492</text:span></text:p><text:p text:style-name="P27"><text:span text:style-name="T44"/></text:p><text:p text:style-name="P27"><text:span text:style-name="T44">checking ./InputData/imagen_1.raw</text:span></text:p><text:p text:style-name="P27"><text:span text:style-name="T44">uncompressed size:</text:span><text:span text:style-name="T44"><text:tab/></text:span><text:span text:style-name="T44">4096</text:span></text:p><text:p text:style-name="P27"><text:span text:style-name="T44">compressed size:</text:span><text:span text:style-name="T44"><text:tab/></text:span><text:span text:style-name="T44">4608</text:span></text:p><text:p text:style-name="P27"><text:span text:style-name="T44"/></text:p><text:p text:style-name="P27"><text:span text:style-name="T44">checking ./InputData/imagen_2.raw</text:span></text:p><text:p text:style-name="P27"><text:span text:style-name="T44">uncompressed size:</text:span><text:span text:style-name="T44"><text:tab/></text:span><text:span text:style-name="T44">4096</text:span></text:p><text:p text:style-name="P27"><text:span text:style-name="T44">compressed size:</text:span><text:span text:style-name="T44"><text:tab/></text:span><text:span text:style-name="T44">500</text:span></text:p><text:p text:style-name="P27"><text:span text:style-name="T44"/></text:p><text:p text:style-name="P27"><text:span text:style-name="T44">checking ./InputData/imagen_3.raw</text:span></text:p><text:p text:style-name="P27"><text:span text:style-name="T44">uncompressed size:</text:span><text:span text:style-name="T44"><text:tab/></text:span><text:span text:style-name="T44">4096</text:span></text:p><text:p text:style-name="P27"><text:span text:style-name="T44">compressed size:</text:span><text:span text:style-name="T44"><text:tab/></text:span><text:span text:style-name="T44">500</text:span></text:p><text:p text:style-name="P27"><text:span text:style-name="T44"/></text:p><text:p text:style-name="P27"><text:span text:style-name="T44">checking ./InputData/imagen_4.raw</text:span></text:p><text:p text:style-name="P27"><text:span text:style-name="T44">uncompressed size:</text:span><text:span text:style-name="T44"><text:tab/></text:span><text:span text:style-name="T44">4096</text:span></text:p><text:p text:style-name="P27"><text:span text:style-name="T44">compressed size:</text:span><text:span text:style-name="T44"><text:tab/></text:span><text:span text:style-name="T44">508</text:span></text:p><text:p text:style-name="P27"><text:span text:style-name="T44"/></text:p><text:p text:style-name="P27"><text:span text:style-name="T44">checking ./InputData/imagen_5.raw</text:span></text:p><text:p text:style-name="P27"><text:span text:style-name="T44">uncompressed size:</text:span><text:span text:style-name="T44"><text:tab/></text:span><text:span text:style-name="T44">4096</text:span></text:p><text:p text:style-name="P27"><text:span text:style-name="T44">compressed size:</text:span><text:span text:style-name="T44"><text:tab/></text:span><text:span text:style-name="T44">2015</text:span></text:p><text:p text:style-name="P27"><text:span text:style-name="T44"/></text:p><text:p text:style-name="P27"><text:span text:style-name="T44">checking ./InputData/imagen_6.raw</text:span></text:p><text:p text:style-name="P27"><text:span text:style-name="T44">uncompressed size:</text:span><text:span text:style-name="T44"><text:tab/></text:span><text:span text:style-name="T44">4096</text:span></text:p><text:p text:style-name="P27"><text:span text:style-name="T44">compressed size:</text:span><text:span text:style-name="T44"><text:tab/></text:span><text:span text:style-name="T44">4432</text:span></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LZSS</text:p>
      <text:p text:style-name="P31"/>
      <text:p text:style-name="P31"/>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10" draw:name="Text Frame 3" draw:style-name="gr2" draw:text-style-name="P28" svg:width="3.1579in" svg:height="7.0287in" svg:x="2.9602in" svg:y="0.0339in"><draw:text-box><text:p text:style-name="P27"><text:span text:style-name="T44">root@459c7d1c7c67:/app# ./test_huffman.sh</text:span></text:p><text:p text:style-name="P27"><text:span text:style-name="T44">checking ./InputData/don-quixote.txt</text:span></text:p><text:p text:style-name="P27"><text:span text:style-name="T44">uncompressed size:</text:span><text:span text:style-name="T44"><text:tab/></text:span><text:span text:style-name="T44">2166786</text:span></text:p><text:p text:style-name="P27"><text:span text:style-name="T44">traditional size:</text:span><text:span text:style-name="T44"><text:tab/></text:span><text:span text:style-name="T44">1209135</text:span></text:p><text:p text:style-name="P27"><text:span text:style-name="T44">canonical size:</text:span><text:span text:style-name="T44"><text:tab/></text:span><text:span text:style-name="T44"><text:tab/></text:span><text:span text:style-name="T44">1209032</text:span></text:p><text:p text:style-name="P27"><text:span text:style-name="T44"/></text:p><text:p text:style-name="P27"><text:span text:style-name="T44">checking ./InputData/ecoli.fa</text:span></text:p><text:p text:style-name="P27"><text:span text:style-name="T44">uncompressed size:</text:span><text:span text:style-name="T44"><text:tab/></text:span><text:span text:style-name="T44">4089209</text:span></text:p><text:p text:style-name="P27"><text:span text:style-name="T44">traditional size:</text:span><text:span text:style-name="T44"><text:tab/></text:span><text:span text:style-name="T44">1177553</text:span></text:p><text:p text:style-name="P27"><text:span text:style-name="T44">canonical size:</text:span><text:span text:style-name="T44"><text:tab/></text:span><text:span text:style-name="T44"><text:tab/></text:span><text:span text:style-name="T44">1177675</text:span></text:p><text:p text:style-name="P27"><text:span text:style-name="T44"/></text:p><text:p text:style-name="P27"><text:span text:style-name="T44">checking ./InputData/imagen_1.raw</text:span></text:p><text:p text:style-name="P27"><text:span text:style-name="T44">uncompressed size:</text:span><text:span text:style-name="T44"><text:tab/></text:span><text:span text:style-name="T44">4096</text:span></text:p><text:p text:style-name="P27"><text:span text:style-name="T44">traditional size:</text:span><text:span text:style-name="T44"><text:tab/></text:span><text:span text:style-name="T44">5370</text:span></text:p><text:p text:style-name="P27"><text:span text:style-name="T44">canonical size:</text:span><text:span text:style-name="T44"><text:tab/></text:span><text:span text:style-name="T44"><text:tab/></text:span><text:span text:style-name="T44">4342</text:span></text:p><text:p text:style-name="P27"><text:span text:style-name="T44"/></text:p><text:p text:style-name="P27"><text:span text:style-name="T44">checking ./InputData/imagen_2.raw</text:span></text:p><text:p text:style-name="P27"><text:span text:style-name="T44">uncompressed size:</text:span><text:span text:style-name="T44"><text:tab/></text:span><text:span text:style-name="T44">4096</text:span></text:p><text:p text:style-name="P27"><text:span text:style-name="T44">traditional size:</text:span><text:span text:style-name="T44"><text:tab/></text:span><text:span text:style-name="T44">784</text:span></text:p><text:p text:style-name="P27"><text:span text:style-name="T44">canonical size:</text:span><text:span text:style-name="T44"><text:tab/></text:span><text:span text:style-name="T44"><text:tab/></text:span><text:span text:style-name="T44">1026</text:span></text:p><text:p text:style-name="P27"><text:span text:style-name="T44"/></text:p><text:p text:style-name="P27"><text:span text:style-name="T44">checking ./InputData/imagen_3.raw</text:span></text:p><text:p text:style-name="P27"><text:span text:style-name="T44">uncompressed size:</text:span><text:span text:style-name="T44"><text:tab/></text:span><text:span text:style-name="T44">4096</text:span></text:p><text:p text:style-name="P27"><text:span text:style-name="T44">traditional size:</text:span><text:span text:style-name="T44"><text:tab/></text:span><text:span text:style-name="T44">789</text:span></text:p><text:p text:style-name="P27"><text:span text:style-name="T44">canonical size:</text:span><text:span text:style-name="T44"><text:tab/></text:span><text:span text:style-name="T44"><text:tab/></text:span><text:span text:style-name="T44">1026</text:span></text:p><text:p text:style-name="P27"><text:span text:style-name="T44"/></text:p><text:p text:style-name="P27"><text:span text:style-name="T44">checking ./InputData/imagen_4.raw</text:span></text:p><text:p text:style-name="P27"><text:span text:style-name="T44">uncompressed size:</text:span><text:span text:style-name="T44"><text:tab/></text:span><text:span text:style-name="T44">4096</text:span></text:p><text:p text:style-name="P27"><text:span text:style-name="T44">traditional size:</text:span><text:span text:style-name="T44"><text:tab/></text:span><text:span text:style-name="T44">1018</text:span></text:p><text:p text:style-name="P27"><text:span text:style-name="T44">canonical size:</text:span><text:span text:style-name="T44"><text:tab/></text:span><text:span text:style-name="T44"><text:tab/></text:span><text:span text:style-name="T44">1250</text:span></text:p><text:p text:style-name="P27"><text:span text:style-name="T44"/></text:p><text:p text:style-name="P27"><text:span text:style-name="T44">checking ./InputData/imagen_5.raw</text:span></text:p><text:p text:style-name="P27"><text:span text:style-name="T44">uncompressed size:</text:span><text:span text:style-name="T44"><text:tab/></text:span><text:span text:style-name="T44">4096</text:span></text:p><text:p text:style-name="P27"><text:span text:style-name="T44">traditional size:</text:span><text:span text:style-name="T44"><text:tab/></text:span><text:span text:style-name="T44">1349</text:span></text:p><text:p text:style-name="P27"><text:span text:style-name="T44">canonical size:</text:span><text:span text:style-name="T44"><text:tab/></text:span><text:span text:style-name="T44"><text:tab/></text:span><text:span text:style-name="T44">1576</text:span></text:p><text:p text:style-name="P27"><text:span text:style-name="T44"/></text:p><text:p text:style-name="P27"><text:span text:style-name="T44">checking ./InputData/imagen_6.raw</text:span></text:p><text:p text:style-name="P27"><text:span text:style-name="T44">uncompressed size:</text:span><text:span text:style-name="T44"><text:tab/></text:span><text:span text:style-name="T44">4096</text:span></text:p><text:p text:style-name="P27"><text:span text:style-name="T44">traditional size:</text:span><text:span text:style-name="T44"><text:tab/></text:span><text:span text:style-name="T44">2962</text:span></text:p><text:p text:style-name="P27"><text:span text:style-name="T44">canonical size:</text:span><text:span text:style-name="T44"><text:tab/></text:span><text:span text:style-name="T44"><text:tab/></text:span><text:span text:style-name="T44">3014</text:span></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Huffman</text:p>
      <text:p text:style-name="P31"/>
      <text:p text:style-name="P31"/>
      <text:p text:style-name="P31"/>
      <text:p text:style-name="P31"/>
      <text:p text:style-name="P31"/>
      <text:p text:style-name="P31"/>
      <text:p text:style-name="P31"/>
      <text:p text:style-name="P31"/>
      <text:p text:style-name="P31"><text:soft-page-break/><text:span text:style-name="T45">Tabla de resultado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32">Nombre Archivo</text:p>
          </table:table-cell>
          <table:table-cell table:style-name="Table1.A1" office:value-type="string">
            <text:p text:style-name="P32">Tamaño Original (bytes)</text:p>
          </table:table-cell>
          <table:table-cell table:style-name="Table1.A1" office:value-type="string">
            <text:p text:style-name="P32">Entropía Calculada (bits)</text:p>
          </table:table-cell>
          <table:table-cell table:style-name="Table1.A1" office:value-type="string">
            <text:p text:style-name="P32">Longitud promedio a partir de los códigos canónicos (bits)</text:p>
          </table:table-cell>
          <table:table-cell table:style-name="Table1.A1" table:number-columns-spanned="2" office:value-type="string">
            <text:p text:style-name="P32">Huffman</text:p>
          </table:table-cell>
          <table:covered-table-cell/>
          <table:table-cell table:style-name="Table1.A1" table:number-columns-spanned="2" office:value-type="string">
            <text:p text:style-name="P32">Aritmético</text:p>
          </table:table-cell>
          <table:covered-table-cell/>
          <table:table-cell table:style-name="Table1.I1" table:number-columns-spanned="2" office:value-type="string">
            <text:p text:style-name="P32">Lzss</text:p>
          </table:table-cell>
          <table:covered-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Bytes</text:p>
          </table:table-cell>
          <table:table-cell table:style-name="Table1.A2" office:value-type="string">
            <text:p text:style-name="P32">Tasa de Compresión</text:p>
          </table:table-cell>
          <table:table-cell table:style-name="Table1.A2" office:value-type="string">
            <text:p text:style-name="P32">Bytes</text:p>
          </table:table-cell>
          <table:table-cell table:style-name="Table1.A2" office:value-type="string">
            <text:p text:style-name="P32">Tasa de Compresión</text:p>
          </table:table-cell>
          <table:table-cell table:style-name="Table1.A2" office:value-type="string">
            <text:p text:style-name="P32">Bytes</text:p>
          </table:table-cell>
          <table:table-cell table:style-name="Table1.J2" office:value-type="string">
            <text:p text:style-name="P32">Tasa de Compresión</text:p>
          </table:table-cell>
        </table:table-row>
        <table:table-row>
          <table:table-cell table:style-name="Table1.A2" office:value-type="string">
            <text:p text:style-name="P33"><text:span text:style-name="T46">d</text:span>on-quixote.txt</text:p>
          </table:table-cell>
          <table:table-cell table:style-name="Table1.A2" office:value-type="string">
            <text:p text:style-name="P34">2166786</text:p>
          </table:table-cell>
          <table:table-cell table:style-name="Table1.A2" office:value-type="string">
            <text:p text:style-name="P35">4.42<text:span text:style-name="T47">86</text:span></text:p>
            <text:p text:style-name="P35">bits/<text:span text:style-name="T48">symbol</text:span></text:p>
          </table:table-cell>
          <table:table-cell table:style-name="Table1.A2" office:value-type="string">
            <text:p text:style-name="P34">4.4<text:span text:style-name="T49">6</text:span> bits/s<text:span text:style-name="T50">ymbol</text:span></text:p>
          </table:table-cell>
          <table:table-cell table:style-name="Table1.A2" office:value-type="string">
            <text:p text:style-name="P34">1209032</text:p>
          </table:table-cell>
          <table:table-cell table:style-name="Table1.A2" office:value-type="string">
            <text:p text:style-name="P34">44.2%</text:p>
          </table:table-cell>
          <table:table-cell table:style-name="Table1.A2" office:value-type="string">
            <text:p text:style-name="P34">1199888</text:p>
          </table:table-cell>
          <table:table-cell table:style-name="Table1.A2" office:value-type="string">
            <text:p text:style-name="P36">44.6%</text:p>
          </table:table-cell>
          <table:table-cell table:style-name="Table1.A2" office:value-type="string">
            <text:p text:style-name="P37">1120504</text:p>
          </table:table-cell>
          <table:table-cell table:style-name="Table1.J2" office:value-type="string">
            <text:p text:style-name="P36">48.3%</text:p>
          </table:table-cell>
        </table:table-row>
        <table:table-row>
          <table:table-cell table:style-name="Table1.A2" office:value-type="string">
            <text:p text:style-name="P38">ecoli.fa</text:p>
          </table:table-cell>
          <table:table-cell table:style-name="Table1.A2" office:value-type="string">
            <text:p text:style-name="P34">4089209</text:p>
          </table:table-cell>
          <table:table-cell table:style-name="Table1.A2" office:value-type="string">
            <text:p text:style-name="P39">2.1545</text:p>
            <text:p text:style-name="P35">bits/<text:span text:style-name="T48">symbol</text:span></text:p>
          </table:table-cell>
          <table:table-cell table:style-name="Table1.A2" office:value-type="string">
            <text:p text:style-name="P34">4.4<text:span text:style-name="T49">6</text:span> bits/s<text:span text:style-name="T50">ymbol</text:span></text:p>
          </table:table-cell>
          <table:table-cell table:style-name="Table1.A2" office:value-type="string">
            <text:p text:style-name="P40">1177553</text:p>
          </table:table-cell>
          <table:table-cell table:style-name="Table1.A2" office:value-type="string">
            <text:p text:style-name="P34"><text:span text:style-name="T51">71</text:span>.2%</text:p>
          </table:table-cell>
          <table:table-cell table:style-name="Table1.A2" office:value-type="string">
            <text:p text:style-name="P34">1101735</text:p>
          </table:table-cell>
          <table:table-cell table:style-name="Table1.A2" office:value-type="string">
            <text:p text:style-name="P36">73.1%</text:p>
          </table:table-cell>
          <table:table-cell table:style-name="Table1.A2" office:value-type="string">
            <text:p text:style-name="P34">1487492</text:p>
          </table:table-cell>
          <table:table-cell table:style-name="Table1.J2" office:value-type="string">
            <text:p text:style-name="P36">63.6%</text:p>
          </table:table-cell>
        </table:table-row>
        <table:table-row>
          <table:table-cell table:style-name="Table1.A2" office:value-type="string">
            <text:p text:style-name="P38">imagen_1.raw</text:p>
          </table:table-cell>
          <table:table-cell table:style-name="Table1.A2" office:value-type="string">
            <text:p text:style-name="P41">4096</text:p>
          </table:table-cell>
          <table:table-cell table:style-name="Table1.A2" office:value-type="string">
            <text:p text:style-name="P39">7.9474</text:p>
            <text:p text:style-name="P35">bits/<text:span text:style-name="T48">symbol</text:span></text:p>
          </table:table-cell>
          <table:table-cell table:style-name="Table1.A2" office:value-type="string">
            <text:p text:style-name="P34"><text:span text:style-name="T52">1.5</text:span><text:span text:style-name="T53">007</text:span> bits/s<text:span text:style-name="T50">ymbol</text:span></text:p>
          </table:table-cell>
          <table:table-cell table:style-name="Table1.A2" office:value-type="string">
            <text:p text:style-name="P40">5370</text:p>
          </table:table-cell>
          <table:table-cell table:style-name="Table1.A2" office:value-type="string">
            <text:p text:style-name="P34">-<text:span text:style-name="T54">31%</text:span></text:p>
          </table:table-cell>
          <table:table-cell table:style-name="Table1.A2" office:value-type="string">
            <text:p text:style-name="P34">4778</text:p>
          </table:table-cell>
          <table:table-cell table:style-name="Table1.A2" office:value-type="string">
            <text:p text:style-name="P34">-<text:span text:style-name="T55">16.6%</text:span></text:p>
          </table:table-cell>
          <table:table-cell table:style-name="Table1.A2" office:value-type="string">
            <text:p text:style-name="P37">4608</text:p>
          </table:table-cell>
          <table:table-cell table:style-name="Table1.J2" office:value-type="string">
            <text:p text:style-name="P34">-<text:span text:style-name="T55">12.5%</text:span></text:p>
          </table:table-cell>
        </table:table-row>
        <table:table-row>
          <table:table-cell table:style-name="Table1.A2" office:value-type="string">
            <text:p text:style-name="P38">imagen_2.raw</text:p>
          </table:table-cell>
          <table:table-cell table:style-name="Table1.A2" office:value-type="string">
            <text:p text:style-name="P41">4096</text:p>
          </table:table-cell>
          <table:table-cell table:style-name="Table1.A2" office:value-type="string">
            <text:p text:style-name="P39">1.1</text:p>
            <text:p text:style-name="P35">bits/<text:span text:style-name="T48">symbol</text:span></text:p>
          </table:table-cell>
          <table:table-cell table:style-name="Table1.A2" office:value-type="string">
            <text:p text:style-name="P34"><text:span text:style-name="T53">1.5001</text:span> bits/s<text:span text:style-name="T50">ymbol</text:span></text:p>
          </table:table-cell>
          <table:table-cell table:style-name="Table1.A2" office:value-type="string">
            <text:p text:style-name="P40">784</text:p>
          </table:table-cell>
          <table:table-cell table:style-name="Table1.A2" office:value-type="string">
            <text:p text:style-name="P34"><text:span text:style-name="T56">80</text:span>.<text:span text:style-name="T56">8</text:span>%</text:p>
          </table:table-cell>
          <table:table-cell table:style-name="Table1.A2" office:value-type="string">
            <text:p text:style-name="P37">523</text:p>
          </table:table-cell>
          <table:table-cell table:style-name="Table1.A2" office:value-type="string">
            <text:p text:style-name="P36">87.2%</text:p>
          </table:table-cell>
          <table:table-cell table:style-name="Table1.A2" office:value-type="string">
            <text:p text:style-name="P37">500</text:p>
          </table:table-cell>
          <table:table-cell table:style-name="Table1.J2" office:value-type="string">
            <text:p text:style-name="P36">87.8%</text:p>
          </table:table-cell>
        </table:table-row>
        <table:table-row>
          <table:table-cell table:style-name="Table1.A2" office:value-type="string">
            <text:p text:style-name="P38">imagen_3.raw</text:p>
          </table:table-cell>
          <table:table-cell table:style-name="Table1.A2" office:value-type="string">
            <text:p text:style-name="P41">4096</text:p>
          </table:table-cell>
          <table:table-cell table:style-name="Table1.A2" office:value-type="string">
            <text:p text:style-name="P39">1.2476</text:p>
            <text:p text:style-name="P35">bits/<text:span text:style-name="T48">symbol</text:span></text:p>
          </table:table-cell>
          <table:table-cell table:style-name="Table1.A2" office:value-type="string">
            <text:p text:style-name="P34"><text:span text:style-name="T53">1.5004</text:span> bits/s<text:span text:style-name="T50">ymbol</text:span></text:p>
          </table:table-cell>
          <table:table-cell table:style-name="Table1.A2" office:value-type="string">
            <text:p text:style-name="P40">789</text:p>
          </table:table-cell>
          <table:table-cell table:style-name="Table1.A2" office:value-type="string">
            <text:p text:style-name="P34"><text:span text:style-name="T56">80.7</text:span>%</text:p>
          </table:table-cell>
          <table:table-cell table:style-name="Table1.A2" office:value-type="string">
            <text:p text:style-name="P37">652</text:p>
          </table:table-cell>
          <table:table-cell table:style-name="Table1.A2" office:value-type="string">
            <text:p text:style-name="P36">84.1%</text:p>
          </table:table-cell>
          <table:table-cell table:style-name="Table1.A2" office:value-type="string">
            <text:p text:style-name="P37">500</text:p>
          </table:table-cell>
          <table:table-cell table:style-name="Table1.J2" office:value-type="string">
            <text:p text:style-name="P36">87.8%</text:p>
          </table:table-cell>
        </table:table-row>
        <table:table-row>
          <table:table-cell table:style-name="Table1.A2" office:value-type="string">
            <text:p text:style-name="P38">imagen_4.raw</text:p>
          </table:table-cell>
          <table:table-cell table:style-name="Table1.A2" office:value-type="string">
            <text:p text:style-name="P41">4096</text:p>
          </table:table-cell>
          <table:table-cell table:style-name="Table1.A2" office:value-type="string">
            <text:p text:style-name="P39">1.7641</text:p>
            <text:p text:style-name="P35">bits/<text:span text:style-name="T48">symbol</text:span></text:p>
          </table:table-cell>
          <table:table-cell table:style-name="Table1.A2" office:value-type="string">
            <text:p text:style-name="P34"><text:span text:style-name="T53">1.9380</text:span> bits/s<text:span text:style-name="T50">ymbol</text:span></text:p>
          </table:table-cell>
          <table:table-cell table:style-name="Table1.A2" office:value-type="string">
            <text:p text:style-name="P40">1018</text:p>
          </table:table-cell>
          <table:table-cell table:style-name="Table1.A2" office:value-type="string">
            <text:p text:style-name="P34"><text:span text:style-name="T57">75</text:span>.<text:span text:style-name="T57">1</text:span>%</text:p>
          </table:table-cell>
          <table:table-cell table:style-name="Table1.A2" office:value-type="string">
            <text:p text:style-name="P37">919</text:p>
          </table:table-cell>
          <table:table-cell table:style-name="Table1.A2" office:value-type="string">
            <text:p text:style-name="P36">77.6%</text:p>
          </table:table-cell>
          <table:table-cell table:style-name="Table1.A2" office:value-type="string">
            <text:p text:style-name="P37">508</text:p>
          </table:table-cell>
          <table:table-cell table:style-name="Table1.J2" office:value-type="string">
            <text:p text:style-name="P36">87.6%</text:p>
          </table:table-cell>
        </table:table-row>
        <table:table-row>
          <table:table-cell table:style-name="Table1.A2" office:value-type="string">
            <text:p text:style-name="P38">imagen_5.raw</text:p>
          </table:table-cell>
          <table:table-cell table:style-name="Table1.A2" office:value-type="string">
            <text:p text:style-name="P41">4096</text:p>
          </table:table-cell>
          <table:table-cell table:style-name="Table1.A2" office:value-type="string">
            <text:p text:style-name="P39">2.321</text:p>
            <text:p text:style-name="P35">bits/<text:span text:style-name="T48">symbol</text:span></text:p>
          </table:table-cell>
          <table:table-cell table:style-name="Table1.A2" office:value-type="string">
            <text:p text:style-name="P34"><text:span text:style-name="T53">2.5748</text:span> bits/s<text:span text:style-name="T50">ymbol</text:span></text:p>
          </table:table-cell>
          <table:table-cell table:style-name="Table1.A2" office:value-type="string">
            <text:p text:style-name="P40">1349</text:p>
          </table:table-cell>
          <table:table-cell table:style-name="Table1.A2" office:value-type="string">
            <text:p text:style-name="P34"><text:span text:style-name="T57">67</text:span>%</text:p>
          </table:table-cell>
          <table:table-cell table:style-name="Table1.A2" office:value-type="string">
            <text:p text:style-name="P37">1207</text:p>
          </table:table-cell>
          <table:table-cell table:style-name="Table1.A2" office:value-type="string">
            <text:p text:style-name="P36">70.5%</text:p>
          </table:table-cell>
          <table:table-cell table:style-name="Table1.A2" office:value-type="string">
            <text:p text:style-name="P37">2015</text:p>
          </table:table-cell>
          <table:table-cell table:style-name="Table1.J2" office:value-type="string">
            <text:p text:style-name="P36">50.8%</text:p>
          </table:table-cell>
        </table:table-row>
        <table:table-row>
          <table:table-cell table:style-name="Table1.A2" office:value-type="string">
            <text:p text:style-name="P38">imagen_6.raw</text:p>
          </table:table-cell>
          <table:table-cell table:style-name="Table1.A2" office:value-type="string">
            <text:p text:style-name="P41">4096</text:p>
          </table:table-cell>
          <table:table-cell table:style-name="Table1.A2" office:value-type="string">
            <text:p text:style-name="P39">5.3152</text:p>
            <text:p text:style-name="P35">bits/<text:span text:style-name="T48">symbol</text:span></text:p>
          </table:table-cell>
          <table:table-cell table:style-name="Table1.A2" office:value-type="string">
            <text:p text:style-name="P34"><text:span text:style-name="T53">5.3830</text:span> bits/s<text:span text:style-name="T50">ymbol</text:span></text:p>
          </table:table-cell>
          <table:table-cell table:style-name="Table1.A2" office:value-type="string">
            <text:p text:style-name="P40">2962</text:p>
          </table:table-cell>
          <table:table-cell table:style-name="Table1.A2" office:value-type="string">
            <text:p text:style-name="P34"><text:span text:style-name="T57">27.6</text:span>%</text:p>
          </table:table-cell>
          <table:table-cell table:style-name="Table1.A2" office:value-type="string">
            <text:p text:style-name="P37">2836</text:p>
          </table:table-cell>
          <table:table-cell table:style-name="Table1.A2" office:value-type="string">
            <text:p text:style-name="P36">30.8%</text:p>
          </table:table-cell>
          <table:table-cell table:style-name="Table1.A2" office:value-type="string">
            <text:p text:style-name="P37">4432</text:p>
          </table:table-cell>
          <table:table-cell table:style-name="Table1.J2" office:value-type="string">
            <text:p text:style-name="P34">-<text:span text:style-name="T55">8.2%</text:span></text:p>
          </table:table-cell>
        </table:table-row>
      </table:table>
      <text:p text:style-name="P42"/>
      <text:p text:style-name="P42">Comparación de los resultados</text:p>
      <text:p text:style-name="P43">Los resultados muestran diferencias notables en la eficiencia de cada algoritmo según el tipo de archivo.</text:p>
      <text:p text:style-name="P44">Analizando los a<text:span text:style-name="T58">rchivos de texto (</text:span><text:span text:style-name="T59">don-quixote.txt</text:span><text:span text:style-name="T58">, </text:span><text:span text:style-name="T59">ecoli.fa</text:span><text:span text:style-name="T58">) </text:span>p<text:span text:style-name="T60">ara </text:span><text:span text:style-name="T61">los 3 tipos de codificación no se observan grandes diferencias (no más de un 9.5% punta contra punta en </text:span><text:span text:style-name="T62">Aritmético</text:span><text:span text:style-name="T61"> vs </text:span><text:span text:style-name="T62">LZSS</text:span><text:span text:style-name="T61"> para el archivo </text:span><text:span text:style-name="T62">ecoli.fa</text:span><text:span text:style-name="T61">). </text:span><text:span text:style-name="T63">Aún así vemos que para el archivo </text:span><text:span text:style-name="T64">don-quixote.txt </text:span><text:span text:style-name="T61">LZSS </text:span><text:span text:style-name="T63">logra una mejor tasa de compresión aunque no muy alejadas de Huffman y Aritmético, lo que puede indicar que dado que el Quijote es un texto con frases muy variadas, </text:span><text:span text:style-name="T61">no encuentra suficientes </text:span><text:soft-page-break/><text:span text:style-name="T61">repeticiones largas </text:span><text:span text:style-name="T63">que pueda utilizar en su diccionario interno. Aún así, vemos que e</text:span><text:span text:style-name="T61">n </text:span><text:span text:style-name="T62">ecoli.fa</text:span><text:span text:style-name="T61">, </text:span><text:span text:style-name="T63">ocurre lo contrario </text:span><text:span text:style-name="T65">donde se destacan Aritmético y Huffman</text:span><text:span text:style-name="T63">, recordar que en este caso es un archivo que contiene secuencias protéicas por lo que </text:span><text:span text:style-name="T61">la estructura del texto </text:span><text:span text:style-name="T63">parece </text:span><text:span text:style-name="T61">favorece</text:span><text:span text:style-name="T63">r</text:span><text:span text:style-name="T61"> más a modelos estadísticos</text:span><text:span text:style-name="T63"> que a LZSS, </text:span><text:span text:style-name="T61">basado en diccionarios.</text:span></text:p>
      <text:p text:style-name="P45"><text:span text:style-name="T66">En cuanto a los archivos de imágen en formato RAW, </text:span><text:span text:style-name="T67">los resultados </text:span><text:span text:style-name="T68">en contraste </text:span><text:span text:style-name="T67">son más bien variados:</text:span></text:p>
      <text:list text:style-name="L3">
        <text:list-item>
          <text:p text:style-name="P46"><text:span text:style-name="T69">Para el archivo </text:span><text:span text:style-name="T70">imagen_1.raw</text:span><text:span text:style-name="T71">, </text:span><text:span text:style-name="T70">todos</text:span><text:span text:style-name="T71"> </text:span><text:span text:style-name="T70">los métodos tuvieron un rendimiento negativo, con </text:span><text:span text:style-name="T70">tamaños comprimidos mayores al original</text:span><text:span text:style-name="T71">. </text:span><text:span text:style-name="T72">E</text:span><text:span text:style-name="T72">s </text:span><text:span text:style-name="T72">d</text:span><text:span text:style-name="T72">e </text:span><text:span text:style-name="T72">s</text:span><text:span text:style-name="T72">u</text:span><text:span text:style-name="T72">p</text:span><text:span text:style-name="T72">on</text:span><text:span text:style-name="T72">e</text:span><text:span text:style-name="T72">r</text:span><text:span text:style-name="T73"> </text:span><text:span text:style-name="T73">q</text:span><text:span text:style-name="T73">u</text:span><text:span text:style-name="T73">e </text:span><text:span text:style-name="T73">s</text:span><text:span text:style-name="T73">e </text:span><text:span text:style-name="T73">d</text:span><text:span text:style-name="T73">e</text:span><text:span text:style-name="T73">b</text:span><text:span text:style-name="T73">e </text:span><text:span text:style-name="T73">a </text:span><text:span text:style-name="T73">q</text:span><text:span text:style-name="T73">u</text:span><text:span text:style-name="T73">e </text:span><text:span text:style-name="T73">l</text:span><text:span text:style-name="T71">os algoritmos de compresión funcionan bien cuando hay </text:span><text:span text:style-name="T73">p</text:span><text:span text:style-name="T73">a</text:span><text:span text:style-name="T73">t</text:span><text:span text:style-name="T73">r</text:span><text:span text:style-name="T73">o</text:span><text:span text:style-name="T73">n</text:span><text:span text:style-name="T73">e</text:span><text:span text:style-name="T73">s </text:span><text:span text:style-name="T73">o </text:span><text:span text:style-name="T71">redundancia </text:span><text:span text:style-name="T73">e</text:span><text:span text:style-name="T73">n </text:span><text:span text:style-name="T73">l</text:span><text:span text:style-name="T73">o</text:span><text:span text:style-name="T73">s </text:span><text:span text:style-name="T73">d</text:span><text:span text:style-name="T73">a</text:span><text:span text:style-name="T73">t</text:span><text:span text:style-name="T73">o</text:span><text:span text:style-name="T73">s</text:span><text:span text:style-name="T71">, pero si los datos son prácticamente aleatorios </text:span><text:span text:style-name="T74">(</text:span><text:span text:style-name="T74">t</text:span><text:span text:style-name="T74">o</text:span><text:span text:style-name="T74">d</text:span><text:span text:style-name="T74">o</text:span><text:span text:style-name="T74">s </text:span><text:span text:style-name="T74">l</text:span><text:span text:style-name="T74">o</text:span><text:span text:style-name="T74">s </text:span><text:span text:style-name="T74">p</text:span><text:span text:style-name="T74">i</text:span><text:span text:style-name="T74">x</text:span><text:span text:style-name="T74">e</text:span><text:span text:style-name="T74">l</text:span><text:span text:style-name="T74">e</text:span><text:span text:style-name="T74">s </text:span><text:span text:style-name="T74">a</text:span><text:span text:style-name="T74">p</text:span><text:span text:style-name="T74">a</text:span><text:span text:style-name="T74">r</text:span><text:span text:style-name="T74">e</text:span><text:span text:style-name="T74">c</text:span><text:span text:style-name="T74">e</text:span><text:span text:style-name="T74">n </text:span><text:span text:style-name="T74">u</text:span><text:span text:style-name="T74">n</text:span><text:span text:style-name="T74">a </text:span><text:span text:style-name="T74">c</text:span><text:span text:style-name="T74">a</text:span><text:span text:style-name="T74">n</text:span><text:span text:style-name="T74">t</text:span><text:span text:style-name="T74">i</text:span><text:span text:style-name="T74">d</text:span><text:span text:style-name="T74">a</text:span><text:span text:style-name="T74">d </text:span><text:span text:style-name="T74">m</text:span><text:span text:style-name="T74">u</text:span><text:span text:style-name="T74">y </text:span><text:span text:style-name="T74">s</text:span><text:span text:style-name="T74">i</text:span><text:span text:style-name="T74">m</text:span><text:span text:style-name="T74">i</text:span><text:span text:style-name="T74">l</text:span><text:span text:style-name="T74">a</text:span><text:span text:style-name="T74">r </text:span><text:span text:style-name="T74">d</text:span><text:span text:style-name="T74">e </text:span><text:span text:style-name="T74">v</text:span><text:span text:style-name="T74">e</text:span><text:span text:style-name="T74">c</text:span><text:span text:style-name="T74">e</text:span><text:span text:style-name="T74">s</text:span><text:span text:style-name="T74">)</text:span><text:span text:style-name="T71"> </text:span><text:span text:style-name="T73">c</text:span><text:span text:style-name="T73">o</text:span><text:span text:style-name="T73">m</text:span><text:span text:style-name="T73">o </text:span><text:span text:style-name="T73">e</text:span><text:span text:style-name="T73">n </text:span><text:span text:style-name="T73">e</text:span><text:span text:style-name="T73">s</text:span><text:span text:style-name="T73">t</text:span><text:span text:style-name="T73">e </text:span><text:span text:style-name="T73">c</text:span><text:span text:style-name="T73">a</text:span><text:span text:style-name="T73">s</text:span><text:span text:style-name="T73">o</text:span><text:span text:style-name="T71"> </text:span><text:span text:style-name="T73">y </text:span><text:span text:style-name="T73">c</text:span><text:span text:style-name="T73">o</text:span><text:span text:style-name="T73">m</text:span><text:span text:style-name="T73">o h</text:span><text:span text:style-name="T73">e</text:span><text:span text:style-name="T73">m</text:span><text:span text:style-name="T73">o</text:span><text:span text:style-name="T73">s </text:span><text:span text:style-name="T73">v</text:span><text:span text:style-name="T73">i</text:span><text:span text:style-name="T73">s</text:span><text:span text:style-name="T73">t</text:span><text:span text:style-name="T73">o </text:span><text:span text:style-name="T73">e</text:span><text:span text:style-name="T73">n </text:span><text:span text:style-name="T73">l</text:span><text:span text:style-name="T73">a </text:span><text:span text:style-name="T73">a</text:span><text:span text:style-name="T73">c</text:span><text:span text:style-name="T73">t</text:span><text:span text:style-name="T73">i</text:span><text:span text:style-name="T73">v</text:span><text:span text:style-name="T73">i</text:span><text:span text:style-name="T73">d</text:span><text:span text:style-name="T73">a</text:span><text:span text:style-name="T73">d </text:span><text:span text:style-name="T73">1, </text:span><text:span text:style-name="T71">no hay nada que "comprimir" realmente </text:span><text:span text:style-name="T73">y </text:span><text:span text:style-name="T73">p</text:span><text:span text:style-name="T73">o</text:span><text:span text:style-name="T73">r </text:span><text:span text:style-name="T73">l</text:span><text:span text:style-name="T73">o </text:span><text:span text:style-name="T73">t</text:span><text:span text:style-name="T73">a</text:span><text:span text:style-name="T73">n</text:span><text:span text:style-name="T73">t</text:span><text:span text:style-name="T73">o </text:span><text:span text:style-name="T73">s</text:span><text:span text:style-name="T73">ol</text:span><text:span text:style-name="T73">o q</text:span><text:span text:style-name="T73">u</text:span><text:span text:style-name="T73">e</text:span><text:span text:style-name="T73">d</text:span><text:span text:style-name="T73">a </text:span><text:span text:style-name="T73">e</text:span><text:span text:style-name="T73">l </text:span><text:span text:style-name="T73">o</text:span><text:span text:style-name="T73">v</text:span><text:span text:style-name="T73">e</text:span><text:span text:style-name="T73">r</text:span><text:span text:style-name="T73">h</text:span><text:span text:style-name="T73">e</text:span><text:span text:style-name="T73">a</text:span><text:span text:style-name="T73">d </text:span><text:span text:style-name="T73">q</text:span><text:span text:style-name="T73">u</text:span><text:span text:style-name="T73">e </text:span><text:span text:style-name="T73">a</text:span><text:span text:style-name="T73">g</text:span><text:span text:style-name="T73">r</text:span><text:span text:style-name="T73">e</text:span><text:span text:style-name="T73">g</text:span><text:span text:style-name="T73">a</text:span><text:span text:style-name="T73">n </text:span><text:span text:style-name="T73">l</text:span><text:span text:style-name="T73">o</text:span><text:span text:style-name="T73">s </text:span><text:span text:style-name="T73">p</text:span><text:span text:style-name="T73">r</text:span><text:span text:style-name="T73">o</text:span><text:span text:style-name="T73">p</text:span><text:span text:style-name="T73">i</text:span><text:span text:style-name="T73">o</text:span><text:span text:style-name="T73">s </text:span><text:span text:style-name="T73">a</text:span><text:span text:style-name="T73">l</text:span><text:span text:style-name="T73">g</text:span><text:span text:style-name="T73">o</text:span><text:span text:style-name="T73">r</text:span><text:span text:style-name="T73">i</text:span><text:span text:style-name="T73">t</text:span><text:span text:style-name="T73">m</text:span><text:span text:style-name="T73">o</text:span><text:span text:style-name="T73">s </text:span><text:span text:style-name="T73">(</text:span><text:span text:style-name="T73">r</text:span><text:span text:style-name="T73">a</text:span><text:span text:style-name="T73">zó</text:span><text:span text:style-name="T73">n </text:span><text:span text:style-name="T73">p</text:span><text:span text:style-name="T73">o</text:span><text:span text:style-name="T73">r </text:span><text:span text:style-name="T73">l</text:span><text:span text:style-name="T73">a </text:span><text:span text:style-name="T73">c</text:span><text:span text:style-name="T73">u</text:span><text:span text:style-name="T73">a</text:span><text:span text:style-name="T73">l l</text:span><text:span text:style-name="T73">o</text:span><text:span text:style-name="T73">s </text:span><text:span text:style-name="T73">a</text:span><text:span text:style-name="T73">r</text:span><text:span text:style-name="T73">c</text:span><text:span text:style-name="T73">h</text:span><text:span text:style-name="T73">i</text:span><text:span text:style-name="T73">v</text:span><text:span text:style-name="T73">o</text:span><text:span text:style-name="T73">s </text:span><text:span text:style-name="T73">“</text:span><text:span text:style-name="T73">c</text:span><text:span text:style-name="T73">o</text:span><text:span text:style-name="T73">m</text:span><text:span text:style-name="T73">p</text:span><text:span text:style-name="T73">r</text:span><text:span text:style-name="T73">i</text:span><text:span text:style-name="T73">m</text:span><text:span text:style-name="T73">i</text:span><text:span text:style-name="T73">d</text:span><text:span text:style-name="T73">o</text:span><text:span text:style-name="T73">s” </text:span><text:span text:style-name="T73">t</text:span><text:span text:style-name="T73">e</text:span><text:span text:style-name="T73">r</text:span><text:span text:style-name="T73">m</text:span><text:span text:style-name="T73">i</text:span><text:span text:style-name="T73">n</text:span><text:span text:style-name="T73">a</text:span><text:span text:style-name="T73">n</text:span><text:span text:style-name="T73"> </text:span><text:span text:style-name="T73">p</text:span><text:span text:style-name="T73">e</text:span><text:span text:style-name="T73">s</text:span><text:span text:style-name="T73">a</text:span><text:span text:style-name="T73">n</text:span><text:span text:style-name="T73">d</text:span><text:span text:style-name="T73">o </text:span><text:span text:style-name="T73">má</text:span><text:span text:style-name="T73">s </text:span><text:span text:style-name="T73">q</text:span><text:span text:style-name="T73">u</text:span><text:span text:style-name="T73">e </text:span><text:span text:style-name="T73">e</text:span><text:span text:style-name="T73">l </text:span><text:span text:style-name="T73">o</text:span><text:span text:style-name="T73">r</text:span><text:span text:style-name="T73">i</text:span><text:span text:style-name="T73">g</text:span><text:span text:style-name="T73">i</text:span><text:span text:style-name="T73">n</text:span><text:span text:style-name="T73">a</text:span><text:span text:style-name="T73">l</text:span><text:span text:style-name="T73">).</text:span></text:p>
        </text:list-item>
        <text:list-item>
          <text:p text:style-name="P47"><text:span text:style-name="T59">imagen_6.raw </text:span>es el otro caso particular, donde LZSS <text:span text:style-name="T58">mostró tasas de compresión negativas </text:span>(-8.2%) mientras que Huffman y Aritmética mostraron tasas <text:span text:style-name="T75">positivas </text:span>de 27.6% y 30.8% respectivamente. Esto puede deberse a que <text:span text:style-name="T14">LZSS</text:span> busca patrones repetitivos y largas secuencias iguales, en este caso si vamos a la actividad 1 vemos que sólo hay 4 píxeles en dicho archivo (0, 50, 150 y 250) por lo cual el aumento del peso del archivo “comprimido” al utilizar LZSS sugiere que los píxeles no parecen estar organizados en secuencias largas que se puedan reemplazar eficientemente, con lo cual al igual que en el caso de <text:span text:style-name="T14">imagen_1.raw</text:span> termina introduciendo más overhead del <text:soft-page-break/>esperado.</text:p>
        </text:list-item>
        <text:list-item>
          <text:p text:style-name="P48">No se observan grandes dispersiones o diferencias (aprox un 8-9% <text:span text:style-name="T76">de diferencia </text:span>entre Huffman y Aritmético vs LZSS) en el resto de archivos <text:span text:style-name="T77">de imagen </text:span><text:span text:style-name="T78">que valga la pena comentar, en mi visión.</text:span></text:p>
        </text:list-item>
      </text:list>
      <text:p text:style-name="P49"/>
      <text:p text:style-name="P50"><text:span text:style-name="T79">C</text:span><text:span text:style-name="T80">onclusión</text:span></text:p>
      <text:p text:style-name="P43">La efectividad de un algoritmo de compresión depende en gran medida de la distribución de los datos y la redundancia en la fuente. En los experimentos realizados, observamos que no existe un algoritmo universalmente superior, sino que su desempeño varía según el tipo de archivo procesado.</text:p>
      <text:p text:style-name="P43"><text:span text:style-name="T81">Los</text:span> resultados <text:span text:style-name="T81">analizados </text:span>resaltan la importancia del análisis previo de los datos antes de seleccionar un método de compresión. Evaluar métricas como la entropía permite determinar si un archivo es un buen candidato para compresión y cuál método puede ser más adecuado. Además, esto demuestra que, en la práctica, muchas aplicaciones utilizan esquemas híbridos o técnicas adaptativas que combinan distintos algoritmos para maximizar la eficiencia según la naturaleza de los datos.</text:p>
      <text:p text:style-name="P43">En definitiva, la compresión sin pérdida es una herramienta fundamental para la optimización del almacenamiento y transmisión de información, pero su éxito depende de una correcta elección del algoritmo en función de la estructura y características del archivo a comprimi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9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header-footer-properties fo:min-height="0.3917in" fo:margin-left="0in" fo:margin-right="0in" fo:margin-top="0.3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draw:frame draw:style-name="Mfr1" draw:name="image1.png" text:anchor-type="char" svg:x="5.0929in" svg:y="-0.4898in" svg:width="1.7398in" svg:height="0.7398in" draw:z-index="8"><draw:image xlink:href="Pictures/10000000000000A700000047731F29FF.png" xlink:type="simple" xlink:show="embed" xlink:actuate="onLoad" draw:mime-type="image/png"/></draw:frame></text:p>
      </style:header>
      <style:footer>
        <text:p text:style-name="MP2"><text:span text:style-name="MT1"><text:tab/><text:tab/></text:span><text:page-number text:select-page="current">7</text:page-number><text:span text:style-name="MT1"> de </text:span><text:page-count>9</text:page-count></text:p>
      </style:footer>
    </style:master-page>
    <style:master-page style:name="First_20_Page" style:display-name="First Page" style:page-layout-name="Mpm1" draw:style-name="Mdp1" style:next-style-name="Standard">
      <style:header>
        <text:p text:style-name="MP1"/>
        <text:p text:style-name="MP1"/>
        <text:p text:style-name="MP1"><draw:frame draw:style-name="Mfr1" draw:name="Image1" text:anchor-type="char" svg:x="5.0929in" svg:y="-0.4898in" svg:width="1.7398in" svg:height="0.7398in" draw:z-index="0"><draw:image xlink:href="Pictures/10000000000000A700000047731F29FF.png" xlink:type="simple" xlink:show="embed" xlink:actuate="onLoad" draw:mime-type="image/png"/></draw:frame></text:p>
      </style:header>
      <style:footer>
        <text:p text:style-name="MP3"><text:span text:style-name="MT1"><text:tab/></text:span><text:page-number text:select-page="current">1</text:page-number><text:span text:style-name="MT1"> de </text:span><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MacOSX_AARCH64 LibreOffice_project/d3abf4aee5fd705e4a92bba33a32f40bc4e56f49</meta:generator>
    <dc:date>2025-03-28T00:40:28.466794000</dc:date>
    <meta:editing-duration>P3DT12H54M31S</meta:editing-duration>
    <meta:editing-cycles>519</meta:editing-cycles>
    <meta:print-date>2025-03-09T12:57:12.212683000</meta:print-date>
    <meta:printed-by>PDF files</meta:printed-by>
    <meta:document-statistic meta:table-count="1" meta:image-count="2" meta:object-count="0" meta:page-count="9" meta:paragraph-count="142" meta:word-count="1071" meta:character-count="6763" meta:non-whitespace-character-count="5830"/>
  </office:meta>
</office:document-meta>
</file>